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5/settings.xml"/>
  <manifest:file-entry manifest:media-type="text/xml" manifest:full-path="Object 5/content.xml"/>
  <manifest:file-entry manifest:media-type="text/xml" manifest:full-path="Object 5/styles.xml"/>
  <manifest:file-entry manifest:media-type="application/vnd.oasis.opendocument.spreadsheet"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bold" style:font-weight-asian="bold" style:font-weight-complex="bold"/>
    </style:style>
    <style:style style:name="P4" style:family="paragraph" style:parent-style-name="Standard">
      <style:text-properties style:font-name="Liberation Sans" fo:font-style="italic" style:font-style-asian="italic" style:font-style-complex="italic"/>
    </style:style>
    <style:style style:name="P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tyle="italic" style:font-style-asian="italic" style:font-style-complex="italic"/>
    </style:style>
    <style:style style:name="P6" style:family="paragraph" style:parent-style-name="Standard">
      <style:text-properties style:font-name="Liberation Sans" fo:font-style="italic" fo:font-weight="normal" style:font-style-asian="italic" style:font-weight-asian="normal" style:font-style-complex="italic" style:font-weight-complex="normal"/>
    </style:style>
    <style:style style:name="P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tyle="italic" fo:font-weight="normal" style:font-style-asian="italic" style:font-weight-asian="normal" style:font-style-complex="italic" style:font-weight-complex="normal"/>
    </style:style>
    <style:style style:name="P8" style:family="paragraph" style:parent-style-name="Standard">
      <style:text-properties style:font-name="Liberation Sans"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Standard">
      <style:text-properties style:font-name="Liberation Sans" fo:font-style="italic" fo:font-weight="bold" style:font-style-asian="italic" style:font-weight-asian="bold" style:font-style-complex="italic" style:font-weight-complex="bold"/>
    </style:style>
    <style:style style:name="P10" style:family="paragraph" style:parent-style-name="Standard">
      <style:text-properties style:font-name="Liberation Sans" fo:font-weight="normal" style:font-weight-asian="normal" style:font-weight-complex="normal"/>
    </style:style>
    <style:style style:name="P11" style:family="paragraph" style:parent-style-name="Standard">
      <style:paragraph-properties fo:text-align="start" style:justify-single-word="false"/>
      <style:text-properties style:font-name="Liberation Sans" fo:font-weight="normal" style:font-weight-asian="normal" style:font-weight-complex="normal"/>
    </style:style>
    <style:style style:name="P1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normal" style:font-name-asian="Helvetica1" style:font-weight-asian="normal" style:font-name-complex="Helvetica1" style:font-weight-complex="normal"/>
    </style:style>
    <style:style style:name="P1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normal" style:font-size-asian="12pt" style:font-weight-asian="normal" style:font-weight-complex="normal"/>
    </style:style>
    <style:style style:name="P14" style:family="paragraph" style:parent-style-name="Standard">
      <style:text-properties style:font-name="Liberation Sans" fo:font-size="12pt" fo:font-weight="bold" style:font-size-asian="12pt" style:font-weight-asian="bold" style:font-size-complex="12pt" style:font-weight-complex="bold"/>
    </style:style>
    <style:style style:name="P15" style:family="paragraph" style:parent-style-name="Standard">
      <style:text-properties style:font-name="Liberation Sans" fo:font-size="12pt" style:font-size-asian="12pt" style:font-size-complex="12pt"/>
    </style:style>
    <style:style style:name="P16" style:family="paragraph" style:parent-style-name="Standard">
      <style:text-properties style:font-name="Liberation Sans" fo:font-size="12pt" fo:font-weight="normal" style:font-size-asian="12pt" style:font-weight-asian="normal" style:font-size-complex="12pt" style:font-weight-complex="normal"/>
    </style:style>
    <style:style style:name="P17" style:family="paragraph" style:parent-style-name="Standard">
      <style:text-properties style:font-name="Liberation Sans" fo:font-size="12pt" fo:font-style="italic" style:font-size-asian="12pt" style:font-style-asian="italic" style:font-size-complex="12pt" style:font-style-complex="italic"/>
    </style:style>
    <style:style style:name="P18" style:family="paragraph" style:parent-style-name="Standard">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text-properties style:font-name="Liberation 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1" style:family="paragraph" style:parent-style-name="Standard">
      <style:text-properties style:font-name="Liberation Sans" style:text-underline-style="solid" style:text-underline-width="auto" style:text-underline-color="font-color" fo:font-weight="bold" style:font-weight-asian="bold" style:font-weight-complex="bold"/>
    </style:style>
    <style:style style:name="P2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text-underline-style="solid" style:text-underline-width="auto" style:text-underline-color="font-color" fo:font-weight="bold" style:font-weight-asian="bold" style:font-weight-complex="bold"/>
    </style:style>
    <style:style style:name="P2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text-underline-style="solid" style:text-underline-width="auto" style:text-underline-color="font-color" fo:font-weight="bold" style:font-size-asian="12pt" style:font-weight-asian="bold" style:font-weight-complex="bold"/>
    </style:style>
    <style:style style:name="P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text-underline-style="solid" style:text-underline-width="auto" style:text-underline-color="font-color"/>
    </style:style>
    <style:style style:name="P2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style>
    <style:style style:name="P26" style:family="paragraph" style:parent-style-name="Standard">
      <style:text-properties style:font-name="Liberation Sans" style:text-underline-style="none" fo:font-weight="bold" style:font-weight-asian="bold" style:font-weight-complex="bold"/>
    </style:style>
    <style:style style:name="P27"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style>
    <style:style style:name="P28" style:family="paragraph" style:parent-style-name="Standard">
      <style:text-properties style:font-name="Liberation Sans" fo:font-style="normal" fo:font-weight="normal" style:font-style-asian="normal" style:font-weight-asian="normal" style:font-style-complex="normal" style:font-weight-complex="normal"/>
    </style:style>
    <style:style style:name="P2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tyle="normal" fo:font-weight="normal" style:font-style-asian="normal" style:font-weight-asian="normal" style:font-style-complex="normal" style:font-weight-complex="normal"/>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style:text-underline-style="solid" style:text-underline-width="auto" style:text-underline-color="font-color" fo:font-weight="bold" style:font-name-asian="Helvetica" style:font-size-asian="12pt" style:font-weight-asian="bold" style:font-name-complex="Helvetica" style:font-size-complex="12pt" style:font-weight-complex="bold"/>
    </style:style>
    <style:style style:name="P31"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bold" style:font-name-asian="Helvetica" style:font-size-asian="12pt" style:font-weight-asian="bold" style:font-name-complex="Helvetica" style:font-size-complex="12pt" style:font-weight-complex="bold"/>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weight="bold" style:font-name-asian="Helvetica" style:font-size-asian="12pt" style:font-weight-asian="bold" style:font-name-complex="Helvetica" style:font-size-complex="12pt" style:font-weight-complex="bold"/>
    </style:style>
    <style:style style:name="P33"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5" style:family="paragraph" style:parent-style-name="Standard">
      <style:paragraph-properties style:text-autospace="none"/>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6" style:family="paragraph" style:parent-style-name="Standard">
      <style:paragraph-properties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style:text-underline-style="none" fo:font-weight="normal" style:font-name-asian="Helvetica" style:font-size-asian="12pt" style:font-weight-asian="normal" style:font-name-complex="Helvetica" style:font-size-complex="12pt" style:font-weight-complex="normal"/>
    </style:style>
    <style:style style:name="P37"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style:font-name-asian="Helvetica" style:font-size-asian="12pt" style:font-name-complex="Helvetica" style:font-size-complex="12pt"/>
    </style:style>
    <style:style style:name="P38"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style="italic" style:text-underline-style="none" fo:font-weight="normal" style:font-name-asian="Helvetica" style:font-size-asian="12pt" style:font-style-asian="italic" style:font-weight-asian="normal" style:font-name-complex="Helvetica" style:font-size-complex="12pt" style:font-style-complex="italic" style:font-weight-complex="normal"/>
    </style:style>
    <style:style style:name="P39" style:family="paragraph" style:parent-style-name="Standard">
      <style:paragraph-properties fo:break-before="page"/>
      <style:text-properties style:font-name="Liberation Sans" fo:font-weight="bold" style:font-weight-asian="bold" style:font-weight-complex="bold"/>
    </style:style>
    <style:style style:name="P40" style:family="paragraph" style:parent-style-name="Standard">
      <style:paragraph-properties fo:break-before="page"/>
      <style:text-properties style:font-name="Liberation Sans" fo:font-style="italic" fo:font-weight="normal" style:font-style-asian="italic" style:font-weight-asian="normal" style:font-style-complex="italic" style:font-weight-complex="normal"/>
    </style:style>
    <style:style style:name="P41" style:family="paragraph" style:parent-style-name="Standard">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42" style:family="paragraph" style:parent-style-name="Standard">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P43" style:family="paragraph" style:parent-style-name="Standard">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style="italic" fo:font-weight="bold" style:font-name-asian="Helvetica" style:font-size-asian="12pt" style:font-style-asian="italic" style:font-weight-asian="bold" style:font-name-complex="Helvetica" style:font-size-complex="12pt" style:font-style-complex="italic" style:font-weight-complex="bold"/>
    </style:style>
    <style:style style:name="P44" style:family="paragraph" style:parent-style-name="Standard">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style="italic" style:text-underline-style="solid" style:text-underline-width="auto" style:text-underline-color="font-color" fo:font-weight="bold" style:font-name-asian="Helvetica" style:font-size-asian="12pt" style:font-style-asian="italic" style:font-weight-asian="bold" style:font-name-complex="Helvetica" style:font-size-complex="12pt" style:font-style-complex="italic" style:font-weight-complex="bold"/>
    </style:style>
    <style:style style:name="P45" style:family="paragraph" style:parent-style-name="Standard">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ans" fo:font-size="12pt" style:font-size-asian="12pt" style:font-size-complex="12pt"/>
    </style:style>
    <style:style style:name="P46" style:family="paragraph" style:parent-style-name="Standard" style:list-style-name="L1">
      <style:paragraph-properties fo:margin-left="0in" fo:margin-right="0in" fo:text-align="start" style:justify-single-word="false" fo:text-indent="0in" style:auto-text-indent="false" style:text-autospace="none">
        <style:tab-stops>
          <style:tab-stop style:position="-0.3472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Liberation Sans" fo:font-size="12pt" style:text-underline-style="none" fo:font-weight="bold" style:font-name-asian="Helvetica" style:font-size-asian="12pt" style:font-weight-asian="bold" style:font-name-complex="Helvetica" style:font-size-complex="12pt" style:font-weight-complex="bold"/>
    </style:style>
    <style:style style:name="T1" style:family="text">
      <style:text-properties fo:font-weight="bold" style:font-weight-asian="bold" style:font-weight-complex="bold"/>
    </style:style>
    <style:style style:name="T2" style:family="text">
      <style:text-properties style:font-name="Liberation Sans"/>
    </style:style>
    <style:style style:name="T3" style:family="text">
      <style:text-properties style:font-name="Liberation Sans" fo:font-style="italic" style:font-style-asian="italic" style:font-style-complex="italic"/>
    </style:style>
    <style:style style:name="T4" style:family="text">
      <style:text-properties style:use-window-font-color="true" fo:font-size="12pt" fo:font-weight="bold" style:font-name-asian="Helvetica" style:font-size-asian="12pt" style:font-weight-asian="bold" style:font-name-complex="Helvetica" style:font-size-complex="12pt" style:font-weight-complex="bold"/>
    </style:style>
    <style:style style:name="T5"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6" style:family="text">
      <style:text-properties style:use-window-font-color="true" fo:font-style="normal" fo:font-weight="normal" style:font-name-asian="Helvetica" style:font-style-asian="normal" style:font-weight-asian="normal" style:font-name-complex="Helvetica" style:font-style-complex="normal" style:font-weight-complex="normal"/>
    </style:style>
    <style:style style:name="T7" style:family="text">
      <style:text-properties style:use-window-font-color="true" fo:font-style="italic" fo:font-weight="normal" style:font-name-asian="Helvetica" style:font-style-asian="italic" style:font-weight-asian="normal" style:font-name-complex="Helvetica"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fo:color="#ff3366" fo:font-weight="bold" style:font-weight-asian="bold" style:font-weight-complex="bold"/>
    </style:style>
    <style:style style:name="T15" style:family="text">
      <style:text-properties fo:color="#0047ff" fo:font-weight="bold" style:font-weight-asian="bold" style:font-weight-complex="bold"/>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fo:font-style="normal" style:font-size-asian="12pt" style:font-style-asian="normal" style:font-size-complex="12pt" style:font-style-complex="normal"/>
    </style:style>
    <style:style style:name="fr1" style:family="graphic" style:parent-style-name="OLE">
      <style:graphic-properties style:horizontal-pos="left" style:horizontal-rel="paragraph" draw:ole-draw-aspect="1"/>
    </style:style>
    <style:style style:name="fr2" style:family="graphic" style:parent-style-name="OLE">
      <style:graphic-properties style:vertical-pos="top" style:vertical-rel="paragraph" style:horizontal-pos="left" style:horizontal-rel="paragraph" draw:ole-draw-aspect="1"/>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sterMaze Manual V2.0.0-dev1</text:p>
      <text:p text:style-name="P1">Copyright © 2012, Eric Ahnell.</text:p>
      <text:p text:style-name="P1"/>
      <text:p text:style-name="P1">This manual was last updated on June 26, 2012.</text:p>
      <text:p text:style-name="P1"/>
      <text:p text:style-name="P2">Questions / Bug reports / Suggestions</text:p>
      <text:p text:style-name="P1"/>
      <text:p text:style-name="P1">E-mail any questions, bug reports, or suggestions to us at: products@puttysoftware.com</text:p>
      <text:p text:style-name="P1"/>
      <text:p text:style-name="P1">ALWAYS include the version of MasterMaze that you have. <text:s/>A lot of things change, and without the version number it is pretty tough to verify the problem. <text:s/>Please try to be as specific as possible. <text:s/>A comment such as, "It crashes all the time," is too vague, and will not be of any real value in correcting the problem. Try to describe where you were and what you were doing, along with your system configuration, and the log file containing details of the crash, if MasterMaze crashed. Mac OS X users can use System Profiler, in the Utilities folder, to generate a system report of their system configuration.</text:p>
      <text:p text:style-name="P1"/>
      <text:p text:style-name="P2">About This Manual</text:p>
      <text:p text:style-name="P1"/>
      <text:p text:style-name="P1">This manual was created with LibreOffice 3.5. It was exported to PDF with the built-in Print to PDF feature.</text:p>
      <text:p text:style-name="P1"/>
      <text:p text:style-name="P2">System Requirements</text:p>
      <text:p text:style-name="P1"/>
      <text:p text:style-name="P9">Important Note:<text:span text:style-name="T10"> These system requirements are NOT finalized yet.</text:span></text:p>
      <text:p text:style-name="P1"><text:span text:style-name="T9">OS X: </text:span>MasterMaze requires any Intel Mac, running OS X 10.6 “Snow Leopard” or later, and 500 MB of free disk space.</text:p>
      <text:p text:style-name="P4">Note for 10.7 “Lion” (and newer OS X versions) users: <text:span text:style-name="T10">You'll need to download Java to run MasterMaze. This can be acquired on-demand, by launching Java Preferences in your Utilities folder, or any other application that makes use of Java – if you do not have Java, it will be downloaded and installed for you.</text:span></text:p>
      <text:p text:style-name="Standard"><text:span text:style-name="T3">Windows: </text:span><text:span text:style-name="T2">MasterMaze requires any Intel or AMD CPU capable of running Windows XP or later, and 500 MB of free disk space. Java 6 or later is also required – to get this visit </text:span><text:a xlink:type="simple" xlink:href="http://www.oracle.com/technetwork/java/index.html"><text:span text:style-name="T2">the Java website</text:span></text:a><text:span text:style-name="T2">, if you do not already have it. You only need the JRE, not the JDK.</text:span></text:p>
      <text:p text:style-name="P1"><text:span text:style-name="T9">Linux: </text:span>MasterMaze requires any Intel or AMD CPU capable of running Linux 2.6 kernel or later, and 500 MB of free disk space. Java 6 or later is also required – to get this open up your favorite package manager, if you do not already have it. You only need the JRE, not the JDK.</text:p>
      <text:p text:style-name="P4">Note for All Platforms:<text:span text:style-name="T10"> The latest available update to Java is strongly recommended.</text:span></text:p>
      <text:p text:style-name="P1"/>
      <text:p text:style-name="P18">Game Objective</text:p>
      <text:p text:style-name="P18"/>
      <text:p text:style-name="P15">The overall goal of the game is to find either all the Sun Stones or all the Moon Stones for the particular Maze being solved, or to find and enter the finish for the particular Maze being solved. Since you can make your own Mazes, the exact way this is accomplished differs from Maze to Maze.</text:p>
      <text:p text:style-name="P1"/>
      <text:p text:style-name="P2">The Menus – An Overview</text:p>
      <text:p text:style-name="P14">File</text:p>
      <text:p text:style-name="P15"><text:span text:style-name="T9">New</text:span>: Creates a new Maze with default dimensions (32 rows, 32 columns, 1 floor – these can <text:soft-page-break/>be changed later). A new Maze always starts with 1 Level - more can be added later.</text:p>
      <text:p text:style-name="P15"><text:span text:style-name="T9">Open…</text:span>: Opens an existing Maze or Saved Game.</text:p>
      <text:p text:style-name="P15"><text:span text:style-name="T9">Open Game…</text:span><text:span text:style-name="T10">: Opens an existing Game that has been saved with the </text:span><text:span text:style-name="T9">Save Game...</text:span><text:span text:style-name="T10"> command.</text:span></text:p>
      <text:p text:style-name="P15"><text:span text:style-name="T9">Import Game…</text:span><text:span text:style-name="T10">: Opens an existing Game that has been saved with the </text:span><text:span text:style-name="T9">Export As Game...</text:span><text:span text:style-name="T10"> command.</text:span></text:p>
      <text:p text:style-name="P15"><text:span text:style-name="T9">Close</text:span>: Closes the current Mode Window (Game or Editor, not the current Maze).</text:p>
      <text:p text:style-name="P15"><text:span text:style-name="T9">Save</text:span>: Saves the current Maze, if in the Editor; saves a Saved Game file, if solving.</text:p>
      <text:p text:style-name="P15"><text:span text:style-name="T9">Save As</text:span>: Saves the current Maze or Saved Game with a new name.</text:p>
      <text:p text:style-name="P15"><text:span text:style-name="T9">Save As Game...</text:span>: Saves the current Maze as a Game. Games may not be edited.</text:p>
      <text:p text:style-name="P15"><text:span text:style-name="T9">Export As Game...</text:span>: Saves the current Maze as a Game to a location of your choosing.</text:p>
      <text:p text:style-name="P15"><text:span text:style-name="T9">Preferences</text:span>: Allows configuration of various Game Settings. (On Mac OS X, this command is in the MasterMaze Menu.)</text:p>
      <text:p text:style-name="P15"><text:span text:style-name="T9">Exit</text:span> (non-Mac OS X platforms only): Quits the Program. (On Mac OS X, the Quit MasterMaze command in the MasterMaze menu does the same thing.)</text:p>
      <text:p text:style-name="P14">Edit</text:p>
      <text:p text:style-name="P15"><text:span text:style-name="T9">Undo</text:span>: Undoes the most recent action. This command is available only in the Editor.</text:p>
      <text:p text:style-name="P15"><text:span text:style-name="T9">Redo</text:span>: Redoes the most recent action. This command is available only in the Editor.</text:p>
      <text:p text:style-name="P15"><text:span text:style-name="T9">Cut Level</text:span>: Copies the active Level to the internal clipboard, then removes the Level. Not available if the active Maze has only one Level in it. This command is available only in the Editor. Note that Levels cannot be cut, copied or pasted outside MasterMaze.</text:p>
      <text:p text:style-name="P15"><text:span text:style-name="T9">Copy Level</text:span>: Copies the active Level to the internal clipboard. This command is available only in the Editor. Note that Levels cannot be cut, copied or pasted outside MasterMaze.</text:p>
      <text:p text:style-name="P15"><text:span text:style-name="T9">Paste Level</text:span>: Pastes the clipboard contents into the active Level, overwriting whatever is there, and then redraws the Editor. This command is available only in the Editor. Note that Levels cannot be cut, copied or pasted outside MasterMaze.</text:p>
      <text:p text:style-name="P15"><text:span text:style-name="T9">Insert Level From Clipboard</text:span>: Pastes the clipboard contents into a new Level, appending it to the end of the Maze. This command is available only in the Editor. Note that Levels cannot be cut, copied or pasted outside MasterMaze.</text:p>
      <text:p text:style-name="P15"><text:span text:style-name="T9">Preferences</text:span>: Allows configuration of various Game and Editor Settings. (On Mac OS X, this command is in the MasterMaze Menu.)</text:p>
      <text:p text:style-name="P15"><text:span text:style-name="T9">Clear History</text:span>: Clears the Undo/Redo History, prompting for confirmation first. This command is available only in the Editor.</text:p>
      <text:p text:style-name="P14">Play</text:p>
      <text:p text:style-name="P15"><text:span text:style-name="T9">Play</text:span>: Allows solving the current Maze.</text:p>
      <text:p text:style-name="P15"><text:span text:style-name="T9">Edit</text:span>: Allows modifying the current Maze. Note that invoking the Editor after opening a Saved Game will cause the Saved State to be lost.</text:p>
      <text:p text:style-name="P14">Game</text:p>
      <text:p text:style-name="P15"><text:span text:style-name="T9">Show Inventory</text:span>: Shows all Items you are carrying. This command is only available while solving a Maze.</text:p>
      <text:p text:style-name="P16"><text:span text:style-name="T9">Reset Current Level</text:span>: Resets the current Level of the Maze you’re solving to its unsolved state. This is handy if you get stuck. This command is only available while solving a Maze.</text:p>
      <text:p text:style-name="P16"><text:span text:style-name="T9">Show Equipment</text:span>: Shows all Equipment you are wearing. This command is only available while playing a Maze.</text:p>
      <text:p text:style-name="P15"><text:span text:style-name="T8">Show Inventory</text:span><text:span text:style-name="T12">: Shows all Items you are carrying. This command is only available while playing a Maze.</text:span></text:p>
      <text:p text:style-name="P15"><text:span text:style-name="T9">Use an Item...</text:span>: Allows using anything you’re carrying that can be explicitly used. This command is only available while solving a Maze.</text:p>
      <text:p text:style-name="P15"><text:span text:style-name="T9">Switch Bow…</text:span>: Allows changing which bow of the ones you possess arrows should be shot <text:soft-page-break/>from. This command is only available while solving a Maze.</text:p>
      <text:p text:style-name="P15"><text:span text:style-name="T9">Show Current Score</text:span>: Displays how many Steps you’ve taken so far to solve this Maze. This command is only available while solving a Maze.</text:p>
      <text:p text:style-name="P15"><text:span text:style-name="T8">Show Score Table</text:span><text:span text:style-name="T12">: Displays the 10 best Scores for this Maze. If no Scores have been recorded yet, all the Names and Scores will have default values. This command is only available while solving a Maze.</text:span></text:p>
      <text:p text:style-name="P15"><text:span text:style-name="T9">Pick Leader...</text:span>: Changes the Character considered to be at the head of your Party. This command is only available while playing a Maze.</text:p>
      <text:p text:style-name="P15"><text:span text:style-name="T9">Register Character</text:span>: Adds a Character File to the list of registered files. This command is only available while NOT playing a Maze.</text:p>
      <text:p text:style-name="P15"><text:span text:style-name="T9">Unregister Character</text:span>: Removes a Character File from the list of registered files. This command is only available while NOT playing a Maze.</text:p>
      <text:p text:style-name="P15"><text:span text:style-name="T9">Remove Character</text:span>: Removes a Character File from the list of registered files, then deletes its corresponding disk file. Use with caution, as this operation is not undoable. This command is only available while NOT playing a Maze.</text:p>
      <text:p text:style-name="P17">Edit Note...<text:span text:style-name="T11">: While playing a Maze, allows you to leave notes behind for later.</text:span></text:p>
      <text:p text:style-name="P17"><text:span text:style-name="T12">View Prestige...</text:span><text:span text:style-name="T11">: Displays the party leader's prestige score, along with all the components that comprise it. This command is only available while playing a Maze.</text:span></text:p>
      <text:p text:style-name="P17"><text:span text:style-name="T12">View Current Score...</text:span><text:span text:style-name="T11">: Displays your overall game score. This is separate from Prestige, which is specific to each character. This command is only available while playing a Maze.</text:span></text:p>
      <text:p text:style-name="P17"><text:span text:style-name="T12">View Statistics...</text:span><text:span text:style-name="T11">: Displays in-depth statistics for any member of your party. This command is only available while playing a Maze.</text:span></text:p>
      <text:p text:style-name="P14">Editor</text:p>
      <text:p text:style-name="P15"><text:span text:style-name="T9">Go To Location…</text:span>: Prompts for a location, then moves the Editor view to be centered on that location.</text:p>
      <text:p text:style-name="P15"><text:span text:style-name="T9">Go To Destination…</text:span>: Prompts for a click on a Teleport, then moves the Editor view to be centered on its destination, and draws a destination object at that location, which vanishes as soon as the Editor is redrawn. This command only works on objects with fixed destinations, such as Teleports, Invisible Teleports, One-Shot Teleports, and Invisible One-Shot Teleports. Invoking it on an object with a variable destination, such as a set of stairs, any of the Random Teleports, a Pit, or a Springboard, will not work.</text:p>
      <text:p text:style-name="P15"><text:span text:style-name="T9">Up One Floor</text:span>, <text:span text:style-name="T9">Down One Floor</text:span>, <text:span text:style-name="T9">Up One Level</text:span>, <text:span text:style-name="T9">Down One Level, Add a Level..., Remove a Level...</text:span>: All these commands work only in the Editor, and are self-explanatory.</text:p>
      <text:p text:style-name="P15"><text:span text:style-name="T9">Resize Current Level</text:span>: Changes the size of the active Level within the active Maze. This command is available only in the Editor.</text:p>
      <text:p text:style-name="P15"><text:span text:style-name="T9">Toggle Layer</text:span>: Switches between Ground Layer and Object Layer views. This command is available only in the Editor.</text:p>
      <text:p text:style-name="P15"><text:span text:style-name="T9">Level Preferences...</text:span>: Opens the Level Preferences dialog, where settings specific to the active Level of the current Maze can be set. This command is available only in the Editor.</text:p>
      <text:p text:style-name="P15"><text:span text:style-name="T9">Maze Preferences...</text:span>: Opens the Maze Preferences dialog, where settings specific to the current Maze as a whole can be set. This command is available only in the Editor.</text:p>
      <text:p text:style-name="P15"><text:span text:style-name="T9">Set Start Point…</text:span>: Prompts for a click to set the start point, then moves the Player (if it exists) to that location. This command is available only when the Editor is active, and it is editing the Object Layer. If an attempt is made to set the start point outside the bounds of the Maze, the message "Aim within the maze" will display in the Message Area, and the action will be aborted.</text:p>
      <text:p text:style-name="P15"><text:span text:style-name="T9">Set First Moving Finish…</text:span>: Prompts for a click to set the location of the first moving finish to activate, then sets the location to the spot clicked on. This command is available only when the Editor is active.</text:p>
      <text:p text:style-name="P14"><text:soft-page-break/>Editor: Fill sub-menu</text:p>
      <text:p text:style-name="P15">Note: The first four of the commands in this section are available only in the Editor, can not be undone, and will clear the undo/redo history. The remaining two are available only in the Editor.</text:p>
      <text:p text:style-name="P15"><text:span text:style-name="T9">Fill Active Floor</text:span>: Fills the active Floor with the default fill chosen in the Preferences.</text:p>
      <text:p text:style-name="P15"><text:span text:style-name="T9">Fill Active Level</text:span>: Fills the active Level with the default fill chosen in thePreferences.</text:p>
      <text:p text:style-name="P15"><text:span text:style-name="T9">Fill Active Floor Randomly</text:span>: Fills the active Floor with randomly chosen Objects.</text:p>
      <text:p text:style-name="P15"><text:span text:style-name="T9">Fill Active Level Randomly</text:span>: Fills the active Level with randomly chosen Objects.</text:p>
      <text:p text:style-name="P15"><text:span text:style-name="T9">Fill Active Floor and Layer</text:span>: Fills the active Layer on the active Floor with the default fill chosen in the Preferences.</text:p>
      <text:p text:style-name="P15"><text:span text:style-name="T9">Fill Active Level and Layer</text:span>: Fills the active Layer on the active Level with the default fill chosen in the Preferences.</text:p>
      <text:p text:style-name="P15"><text:span text:style-name="T9">Fill Active Floor and Layer Randomly</text:span>: Fills the active Layer on the active Floor with randomly chosen Objects.</text:p>
      <text:p text:style-name="P15"><text:span text:style-name="T9">Fill Active Level and Layer Randomly</text:span>: Fills the active Layer on the active Level with randomly chosen Objects.</text:p>
      <text:p text:style-name="P15"><text:span text:style-name="T9">Fill Rule Sets…</text:span>: Opens the Rule Set Picker, where Rule Sets can be defined, created, destroyed, saved, and loaded. Rule Sets influence the random Maze generator.</text:p>
      <text:p text:style-name="P17"><text:span text:style-name="T12">Use Fill Rule Sets</text:span><text:span text:style-name="T11">: This setting controls whether or not Rule Sets defined are used in random Maze generation. It is checked if it is active, and its value is not saved between program runs.</text:span></text:p>
      <text:p text:style-name="P14">Battle</text:p>
      <text:p text:style-name="P15"><text:span text:style-name="T9">Cast Spell...</text:span>: Brings up the Cast Spell dialog, listing all the spells you know, and prompts for which one to cast. This command is only available while in battle.</text:p>
      <text:p text:style-name="P15"><text:span text:style-name="T9">Use an Item...</text:span>: Brings up the Use an Item dialog, listing all the battle-usable items you possess, and prompts for which one to use. This command is only available while in battle.</text:p>
      <text:p text:style-name="P15"><text:span text:style-name="T9">Steal Stuff</text:span>: Attempt to steal Gold from a randomly chosen adjacent enemy. This command is only available while in battle.</text:p>
      <text:p text:style-name="P15"><text:span text:style-name="T9">Drain MP</text:span>: Attempt to drain MP from a randomly chosen adjacent enemy. This command is only available while in battle.</text:p>
      <text:p text:style-name="P15"><text:span text:style-name="T9">End Turn</text:span>: Ends your turn in battle. This command is only available while in battle.</text:p>
      <text:p text:style-name="P14">Help</text:p>
      <text:p text:style-name="P15"><text:span text:style-name="T9">Check for Updates...</text:span>: Checks to see if newer versions of the Game are available. Unlike the startup check, this check is NOT done in the background.</text:p>
      <text:p text:style-name="P15"><text:span text:style-name="T9">About MasterMaze....</text:span>: Displays the Game’s About Box. (On Mac OS X, this command is in the MasterMaze Menu.)</text:p>
      <text:p text:style-name="P1"><text:span text:style-name="T16">MasterMaze Help</text:span><text:span text:style-name="T18">: Displays a window listing all the Objects and a short description of what each one does.</text:span></text:p>
      <text:p text:style-name="P1"/>
      <text:p text:style-name="P2">Preferences</text:p>
      <text:p text:style-name="P1"><text:span text:style-name="T19">The Game Preferences are divided into four tabs: </text:span><text:span text:style-name="T17">Game</text:span><text:span text:style-name="T20">,</text:span><text:span text:style-name="T17"> Editor, Media, </text:span><text:span text:style-name="T19">and </text:span><text:span text:style-name="T17">Misc</text:span><text:span text:style-name="T19">. </text:span><text:span text:style-name="T17">Game, Editor,</text:span><text:span text:style-name="T19"> and </text:span><text:span text:style-name="T17">Media</text:span><text:span text:style-name="T19"> are for Game-related, Editor-related, and music/sound-related settings, respectively. The </text:span><text:span text:style-name="T17">Misc.</text:span><text:span text:style-name="T19"> tab has two settings: whether or not to check for updated versions when the Game is started, and whether changes to the state of characters are permanent or temporary.</text:span></text:p>
      <text:p text:style-name="P15"/>
      <text:p text:style-name="P2">Starting A New Adventure</text:p>
      <text:p text:style-name="P1"/>
      <text:p text:style-name="P1">To start a new adventure, simply choose Play from the Game menu. The maze will be built, after the members of your adventuring party are chosen; this process is explained below.</text:p>
      <text:p text:style-name="P1"><text:soft-page-break/></text:p>
      <text:p text:style-name="P2">How to Assemble Your Party</text:p>
      <text:p text:style-name="P1"/>
      <text:p text:style-name="P1">Upon starting a new adventure, you'll be asked to create or pick characters for your party. The Pick option will only be offered if some characters already exist. The maximum number of characters that can be in your party is 1.</text:p>
      <text:p text:style-name="P1"/>
      <text:p text:style-name="P2">Main Screen</text:p>
      <text:p text:style-name="P1"/>
      <text:p text:style-name="P1">At the top, just below the window border, is the message area. When there is something to display, it shows up there. On the right side is the statistics display. The items shown are, from top to bottom: Health, Magic, Gold, Attack, Defense, Experience, and Monster Level. In the center is the Maze itself. You are located in the center at all times.</text:p>
      <text:p text:style-name="P1"/>
      <text:p text:style-name="P14">Game Controls</text:p>
      <text:p text:style-name="P16"/>
      <text:p text:style-name="P16">To move, use the arrow keys – Up, Down, Left, and Right. You can also use the Numeric Keypad (make sure Num Lock is enable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16"/>
      <text:p text:style-name="P14">Line of Sight</text:p>
      <text:p text:style-name="P15">Only objects that are not blocked from view by walls, or that you have seen already are visible to you, if the vision mode settings are at their defaults. Keep this in mind when exploring Mazes.</text:p>
      <text:p text:style-name="P15"/>
      <text:p text:style-name="P14">Pushing and Pulling</text:p>
      <text:p text:style-name="P15">To push an Object, just move into it. It will also move, if it can. To pull an Object, hold Shift and move AWAY from it. It will follow you, if it can be pulled.</text:p>
      <text:p text:style-name="P15"/>
      <text:p text:style-name="P14">Seeing what you are carrying</text:p>
      <text:p text:style-name="P15">To see what Items (if any) you have in your possession, choose <text:span text:style-name="T9">Show Inventory</text:span> from the <text:span text:style-name="T9">Game</text:span> menu. A dialog box will appear, listing everything you can carry and what quantity you have.</text:p>
      <text:p text:style-name="P15"/>
      <text:p text:style-name="P14">Your Health</text:p>
      <text:p text:style-name="P15">In addition to simply trying to find the exit, managing your Health must be done as well. Should you run out for any reason, your game will end. Many things affect your Health, both good and bad. Worse still, the very air in these Mazes is poisonous. The poison will slowly weaken you as you walk around the maze. Its power is displayed in the stats area at the top. If the poison power is None, then there is no poison. Otherwise, it is displayed in units of health taken away per number of steps.</text:p>
      <text:p text:style-name="P15"/>
      <text:p text:style-name="P14">Time Limits</text:p>
      <text:p text:style-name="P15">There may be a time limit, measured in steps, for how long you can take to solve this Level of <text:soft-page-break/>this Maze. If time runs out, the Level will be automatically solved, and you'll be sent to the next one, as usual.</text:p>
      <text:p text:style-name="P14"/>
      <text:p text:style-name="P14">Shooting Arrows</text:p>
      <text:p text:style-name="P15">To shoot, hold down Alt/Option then use the arrow keys - Up, Down, Left, and Right, use the Numeric Keypad, or the WAXD layout. If you wish to shoot diagonally, the Numeric Keypad or WAXD are the only ways to do this. Various Objects react to getting hit by arrows. You have an unlimited supply of regular arrows. Be careful - if you accidentally shoot yourself with your own arrows, you'll suffer a little damage. This damage is doubled for enchanted arrows.</text:p>
      <text:p text:style-name="P15"/>
      <text:p text:style-name="P14">Shooting Enchanted Arrows</text:p>
      <text:p text:style-name="P15">First, activate the enchanted bow you wish to use by choosing <text:span text:style-name="T9">Switch Bow…</text:span> from the Game menu. Arrows you shoot will come from the bow you just activated, until you switch again or run out of arrows. Enchanted bows only come with a limited arrow supply, unlike your regular bow.</text:p>
      <text:p text:style-name="P15"/>
      <text:p text:style-name="P14">Using Items you are carrying</text:p>
      <text:p text:style-name="P15">To use something you’re carrying that can be explicitly used (such as a Wand), choose <text:span text:style-name="T9">Use an Item...</text:span> from the <text:span text:style-name="T9">Game </text:span>Menu. This will bring up a dialog listing what usable Items you have, as well as their quantities and uses - choose which one to use and click the <text:span text:style-name="T9">OK</text:span> button. A prompt will appear in the Message Area at the top: “<text:span text:style-name="T9">Click to set target</text:span>”. Click the square in the Maze where you wish the Item’s effect to occur, and it will be activated. If you realize you didn’t want to use something after all, press <text:span text:style-name="T9">Escape</text:span>, and the action will be cancelled. If you try to use an Item but fail (for example, because the requirements for the target square were not met), a message will appear in the Message Area indicating what went wrong. Not all Items can be explicitly used in this way. Items that show up in the Inventory Dialog but not in the Use Dialog are used automatically when needed.</text:p>
      <text:p text:style-name="P15"/>
      <text:p text:style-name="P14">Effects</text:p>
      <text:p text:style-name="P15">Various Objects in the Maze give effects when stepped on or picked up. These effects, along with their durations, will be displayed in the bottom pane. If no effects are currently active, the bottom pane will be collapsed. Effects can be either beneficial or detrimental.</text:p>
      <text:p text:style-name="P15"/>
      <text:p text:style-name="P14">Getting Help</text:p>
      <text:p text:style-name="P16">To find out what all the Objects do, choose <text:span text:style-name="T9">MasterMaze Help</text:span> from the <text:span text:style-name="T9">Help</text:span> menu. This will bring up a window that you can leave open while playing the game, listing each object and a short description of how it works.</text:p>
      <text:p text:style-name="P16"/>
      <text:p text:style-name="P20">Controls in the Maze Editor</text:p>
      <text:p text:style-name="P20"/>
      <text:p text:style-name="P14">Moving Around and Identifying Objects</text:p>
      <text:p text:style-name="P15">To move the view around, drag the scroll bars on the left. To see more Objects to place, drag the scroll bars on the right. To change Floors and/or Levels, use the <text:span text:style-name="T9">Up One Floor</text:span>, <text:span text:style-name="T9">Up One Level</text:span>, <text:span text:style-name="T9">Down One Floor</text:span>, and <text:span text:style-name="T9">Down One Level</text:span> items in the <text:span text:style-name="T9">Editor</text:span> menu. Shift+Click an object in the maze to identify it. Its name, along with any additional properties it has and the values of those properties, will be displayed in the Message Area.</text:p>
      <text:p text:style-name="P15"/>
      <text:p text:style-name="P14">Placing Objects</text:p>
      <text:p text:style-name="P15">To place an Object, first select one in the right pane. Then, click the location in the Maze <text:soft-page-break/>where you want the Object to go. If you need to change layers in order to place Objects, this can be done via the <text:span text:style-name="T9">Toggle Layer</text:span> option in the Editor menu. You can also drag the mouse after selecting an object to “paint” it in the Maze multiple times, wherever you want it.</text:p>
      <text:p text:style-name="P15"/>
      <text:p text:style-name="P14">Modifying The Maze Dimensions</text:p>
      <text:p text:style-name="P15">Mazes can gain or lose Levels as they are edited. To add a new Level to a Maze, choose <text:span text:style-name="T9">Add a Level...</text:span> from the <text:span text:style-name="T9">Edit</text:span> menu. You will be prompted for the dimensions of the new Level. Likewise, removing Levels can be accomplished via the <text:span text:style-name="T9">Remove a Level...</text:span> item in the Edit menu. You’ll be prompted for the Level number to remove. Note that if you remove the current Level, you’ll be sent to Level 1. The active Level can be resized, too - via the <text:span text:style-name="T9">Resize Current Level…</text:span> option in the Editor menu. Note that resizing a Level affects ALL Floors of that Level.</text:p>
      <text:p text:style-name="P15"/>
      <text:p text:style-name="P14">Setting Object Properties</text:p>
      <text:p text:style-name="P15">To set the properties of an Object, if it has any, hold the Option (or Alt) key and click the Object in the Maze Pane on the left. If it has properties you can set, a dialog or a message will appear. If it has no properties, the message “<text:span text:style-name="T9">This object has no properties</text:span>” will appear in the Message Area. Most Teleports will generate a message that says “<text:span text:style-name="T9">Click to set destination</text:span>” - this is exactly like using an Item. Click the spot where you want the destination to be. If you’d like the destination to be on a Floor other than the current one, you can change Floors before clicking. Random Teleports will generate a dialog asking for the Random Row and Column radii. Pressing <text:span text:style-name="T9">Escape</text:span> will cancel setting properties.</text:p>
      <text:p text:style-name="P15"/>
      <text:p text:style-name="P14">Setting Maze and Level Preferences</text:p>
      <text:p text:style-name="P15">To set preferences for a Level, or the entire Maze, select the <text:span text:style-name="T9">Level Preferences… </text:span>or <text:span text:style-name="T9">Maze Preferences…</text:span> commands from the Editor menu, as appropriate. Levels have several settings, including wraparound, a title, messages, and vision mode. Mazes also have several settings, including the Level to start at, a title, and messages.</text:p>
      <text:p text:style-name="P15"/>
      <text:p text:style-name="P14">Defining Rule Sets</text:p>
      <text:p text:style-name="P16">Rule Sets influence how the random Maze generator generates mazes. They are managed from the Rule Set Picker. To use the Rule Set Picker, select an Object to work with from the pick list, then click the button for the action desired. Five actions are defined: Create, Destroy, Edit, Load, and Save. Load and Save operate on the entire set, while Create, Destroy, and Edit operate on individual rules. Rules can specify various restrictions on how many Objects should be generated of a specific type, and can also make the Object the Rule acts on required or not required.</text:p>
      <text:p text:style-name="P19"/>
      <text:p text:style-name="P19">The Race System</text:p>
      <text:p text:style-name="P3">The Predefined Races, by Group</text:p>
      <text:p text:style-name="P25"><text:span text:style-name="T13">Humanoid Group</text:span>: Dwarf, Elf, Gnome, Goblin, Human, Orc, Troll, Vampire</text:p>
      <text:p text:style-name="P25"><text:span text:style-name="T13">Robotic Group</text:span>: Cyborg, Robot</text:p>
      <text:p text:style-name="P25"><text:span text:style-name="T13">Animal Group</text:span>: Eagle, Lizard, Penguin, Turtle, Wolf</text:p>
      <text:p text:style-name="P25"><text:span text:style-name="T13">Undead Group</text:span>: Ghost, Shade</text:p>
      <text:p text:style-name="P25"><text:span text:style-name="T13">Organic Group</text:span>: Mush, Slime</text:p>
      <text:p text:style-name="P25"><text:span text:style-name="T13">Unknown Group</text:span>: Demon</text:p>
      <text:p text:style-name="P25"/>
      <text:p text:style-name="P3">How many races are there? (I can't count the grouped list.)</text:p>
      <text:p text:style-name="P25">Exactly twenty (20) predefined races exist.</text:p>
      <text:p text:style-name="P25"/>
      <text:p text:style-name="P3"><text:soft-page-break/>How do the races compare against one another?</text:p>
      <text:p text:style-name="P12">Good question. For those interested in this sort of thing, there's a table in the Appendix of Tables called Race Stat Growth. That's the place to look.</text:p>
      <text:p text:style-name="P23"/>
      <text:p text:style-name="P23">The Caste System</text:p>
      <text:p text:style-name="P13">MasterMaze has just four castes: Annihilator, Buffer, Curer, and Debuffer. Your caste determines what spell book you use as well as what weapon set you use.</text:p>
      <text:p text:style-name="P10"/>
      <text:p text:style-name="P30">The Faith System</text:p>
      <text:p text:style-name="P31">How many faiths are there?</text:p>
      <text:p text:style-name="P33">There are a total of 9 faiths: None, Heat, Cold, Rock, Gust, Beam, Dead, Bolt, and Boom.</text:p>
      <text:p text:style-name="P34"/>
      <text:p text:style-name="P32">What has a faith?</text:p>
      <text:p text:style-name="P34">Each character in your party has a faith.</text:p>
      <text:p text:style-name="P34">NPCs that join you also have a faith.</text:p>
      <text:p text:style-name="P34">Even the monsters you fight have faiths.</text:p>
      <text:p text:style-name="P34">Many spells and certain items are associated with a faith as well.</text:p>
      <text:p text:style-name="P34"/>
      <text:p text:style-name="P32">What are the effects of having a faith?</text:p>
      <text:p text:style-name="P34">Faith affects skill with and defense against faith-aligned attacks and spells. <text:s/>Those who have the None faith have no skill or defense bonuses or penalties in any faith.</text:p>
      <text:p text:style-name="P34"/>
      <text:p text:style-name="P32">How do the faiths compare against one another?</text:p>
      <text:p text:style-name="P35">Good question. For those interested in this sort of thing, there's a table in the Appendix of Tables called Faith Effectiveness. That's the place to look.</text:p>
      <text:p text:style-name="P22"/>
      <text:p text:style-name="P30">The Personality System</text:p>
      <text:p text:style-name="P31">How many personalities are there?</text:p>
      <text:p text:style-name="P33">There are a total of 25 personalities. They are listed in the Appendix of Tables.</text:p>
      <text:p text:style-name="P34"/>
      <text:p text:style-name="P32">What are the effects of having a personality?</text:p>
      <text:p text:style-name="P34">Personality affects experience in battle, level up speed, wealth, carrying capacity, and movement.</text:p>
      <text:p text:style-name="P34"/>
      <text:p text:style-name="P32">How do the personalities compare against one another?</text:p>
      <text:p text:style-name="P36">Good question. For those interested in this sort of thing, there's a table in the Appendix of Tables called Personality Data. That's the place to look.</text:p>
      <text:p text:style-name="P36"/>
      <text:p text:style-name="P22">Character Genders</text:p>
      <text:p text:style-name="P3">What are the general effects of gender?</text:p>
      <text:p text:style-name="P25">Character gender affects the results of equipping and using certain items. Some items can only be worn by or are only usable by one gender. Genders primarily exist to give flavor to your characters.</text:p>
      <text:p text:style-name="P1"/>
      <text:p text:style-name="P2">Character Prestige</text:p>
      <text:p text:style-name="P1"/>
      <text:p text:style-name="P1">As your character performs deeds both courageous and cowardly, their prestige will change. <text:s/>This is a score based on many different factors, such as the amount of enemies they have killed or how often they are hit themselves.</text:p>
      <text:p text:style-name="P1"><text:soft-page-break/></text:p>
      <text:p text:style-name="P1">Things such as getting killed, missing in battle or failing to resist spells in battle can all affect your prestige in a negative way.</text:p>
      <text:p text:style-name="P1"/>
      <text:p text:style-name="P1">When you view Prestige Details, Scores in <text:span text:style-name="T14">RED</text:span> hurt your prestige, whereas <text:span text:style-name="T15">BLUE</text:span> scores help your prestige.</text:p>
      <text:p text:style-name="P1"/>
      <text:p text:style-name="P1"/>
      <text:p text:style-name="P1">How prestige points are calculated:</text:p>
      <text:p text:style-name="P1"/>
      <text:p text:style-name="P1">Positive Prestige Points are calculated:</text:p>
      <text:p text:style-name="P1"/>
      <text:p text:style-name="P1">+ (Damage Given - Damage Taken) / 10 (This could be negative)</text:p>
      <text:p text:style-name="P1">+ Hits Given</text:p>
      <text:p text:style-name="P1">+ Attacks Dodged</text:p>
      <text:p text:style-name="P1">+ 2 x Enemies Killed</text:p>
      <text:p text:style-name="P1"/>
      <text:p text:style-name="P1">Negative Prestige Points are calculated:</text:p>
      <text:p text:style-name="P1"/>
      <text:p text:style-name="P1">- Hits Taken</text:p>
      <text:p text:style-name="P1">- 2 x Missed Attacks</text:p>
      <text:p text:style-name="P1">- 3 x Number of Spells Cast in Battle</text:p>
      <text:p text:style-name="P1">- 10 x Times You Were Killed In Battle</text:p>
      <text:p text:style-name="P1">- 50 x Times You Ran Away In Battle</text:p>
      <text:p text:style-name="P1"/>
      <text:p text:style-name="P2">Gaining Levels</text:p>
      <text:p text:style-name="P1"/>
      <text:p text:style-name="P1">Defeating monsters in battle is the primary way of earning experience towards the next level. Any experience earned will be divided as evenly as possible between the members of your party who are still alive and conscious and have not fled from battle.</text:p>
      <text:p text:style-name="P1"/>
      <text:p text:style-name="P2">Damage and Death</text:p>
      <text:p text:style-name="P2"/>
      <text:p text:style-name="P1">If you get hit in battle, or step on hostile ground outside of battle, you suffer damage. If your health is reduced to 0 by this, you die.</text:p>
      <text:p text:style-name="P1"/>
      <text:p text:style-name="P2">Healing During Battle</text:p>
      <text:p text:style-name="P2"/>
      <text:p text:style-name="P1">If you know any healing spells, you may cast them while in battle on other party members, to restore lost health. To heal while outside battle, visit a healing shop.</text:p>
      <text:p text:style-name="P2"/>
      <text:p text:style-name="P2">Note Keeper</text:p>
      <text:p text:style-name="P2"/>
      <text:p text:style-name="P1">Notes may be created/edited while exploring the Maze by using the Edit Note... command in the Game menu. If a note is present on a particular space of the Maze, it will be indicated with a little N icon in the upper-right corner. Your notes are saved along with the rest of the game's state when you save your progress. You can only read notes on the space your party currently occupies.</text:p>
      <text:p text:style-name="P1"/>
      <text:p text:style-name="P2"><text:soft-page-break/>Learning Spells</text:p>
      <text:p text:style-name="P2"/>
      <text:p text:style-name="P10">Spells are learned from Spell Shops. Spells may be learned in any order, if you possess enough Gold to do so.</text:p>
      <text:p text:style-name="P10"/>
      <text:p text:style-name="P3">Spell Power Levels</text:p>
      <text:p text:style-name="P25">1, 2, 3, 4, 5, 6, 7, 8, 9, X</text:p>
      <text:p text:style-name="P25"/>
      <text:p text:style-name="P25">The cost to cast a given spell at each power level is equal to the spell's base cost (which is never 0) multiplied by the power level requested. <text:s/>The cost for a level X spell is 10 times the base cost.</text:p>
      <text:p text:style-name="P1"/>
      <text:p text:style-name="P2">Spell Damage</text:p>
      <text:p text:style-name="P2"/>
      <text:p text:style-name="P1">The various types of spell damage are inextricably linked to the various faiths. Each faith-aligned attack deals its own type of damage.</text:p>
      <text:p text:style-name="P1"/>
      <text:p text:style-name="P44">Maze Battle Engine</text:p>
      <text:p text:style-name="P1"/>
      <text:p text:style-name="P2">Battle</text:p>
      <text:p text:style-name="P2"/>
      <text:p text:style-name="P1">Battle is fought on a separate and randomly generated Maze, which is much smaller than the main Maze. Battle in MasterMaze is turn-based, which means that each creature involved in the battle gets a turn to act, until everyone has acted. Once that happens, a new round begins, and the cycle restarts anew. Battle ends once all hostile creatures are defeated, or your party is defeated.</text:p>
      <text:p text:style-name="P2"/>
      <text:p text:style-name="P2">Battle Special Actions</text:p>
      <text:p text:style-name="P10"/>
      <text:p text:style-name="P10">Pressing and holding the Shift key, then attempting to move when it is your turn in battle, will cause you to fire an arrow instead of moving. Arrows never miss, are considerably weaker than melee weapons, and follow faith rules when determining the damage done. Arrows never critically hit, and ignore enemy defenses when computing damage.</text:p>
      <text:p text:style-name="P2"/>
      <text:p text:style-name="P2">Battle Maze</text:p>
      <text:p text:style-name="P1"/>
      <text:p text:style-name="P1">As with the Maze, the active character, which may not be you if one of the monsters is acting, is in the center. The message area at the top behaves in exactly the same way as the Maze version, as does the statistics display on the right.</text:p>
      <text:p text:style-name="P1"/>
      <text:p text:style-name="P2">Using Weapons to Attack</text:p>
      <text:p text:style-name="P2"/>
      <text:p text:style-name="P15">Moving is accomplished in the same way as on the Maze. To attack something, simply move into it.</text:p>
      <text:p text:style-name="P1"/>
      <text:p text:style-name="P31">Battle Weapon Attack Modifiers</text:p>
      <text:p text:style-name="P37"/>
      <text:p text:style-name="P37">Different things may happen when you attack an enemy in battle with your weapon.</text:p>
      <text:p text:style-name="P37"/>
      <text:p text:style-name="P37"><text:soft-page-break/>Critical Hit: Occurs 20% of the time, deals double damage.</text:p>
      <text:p text:style-name="P37">Piercing Hit: Occurs 10% of the time, ignores enemy defense when calculating damage.</text:p>
      <text:p text:style-name="P37">Fumble: Occurs 5% of the time, damages the attacker with their own weapon.</text:p>
      <text:p text:style-name="P37"/>
      <text:p text:style-name="P37">It is possible for the first two events to occur at the same time. Both your party and the enemies can perform these actions.</text:p>
      <text:p text:style-name="P1"/>
      <text:p text:style-name="P2">Spell Casting Within Battle</text:p>
      <text:p text:style-name="P2"/>
      <text:p text:style-name="P1">To cast a spell, choose Cast Spell... from the Battle menu. A dialog will appear, asking for which spell to cast. After one is picked, a second dialog asks for the power level. After that, a third dialog prompts for a target to cast the spell at (except self-only spells). Finally, the spell is cast.</text:p>
      <text:p text:style-name="P1"/>
      <text:p text:style-name="P2">Running Away</text:p>
      <text:p text:style-name="P2"/>
      <text:p text:style-name="P1">To flee from battle, simply attempt to move off the edge of the battle Maze. You will be asked to confirm that you wish to embrace cowardice.</text:p>
      <text:p text:style-name="P1"/>
      <text:p text:style-name="P2">Attacking A Friendly Character</text:p>
      <text:p text:style-name="P2"/>
      <text:p text:style-name="P1">If you move into a friendly character, such as a member of your party, you will be asked to confirm that you wish to attack your friend. If you elect to attack anyway after this confirmation prompt, the attack will proceed as usual.</text:p>
      <text:p text:style-name="P1"/>
      <text:p text:style-name="P14">Other Battle Actions</text:p>
      <text:p text:style-name="P14"/>
      <text:p text:style-name="P16">To perform other actions in battle – casting spells, using items, stealing Gold, draining the enemy's MP, and ending your turn once you can do no more – go to the Battle Menu and choose the appropriate command. Keyboard shortcuts exist for all commands in the Battle Menu.</text:p>
      <text:p text:style-name="P16"/>
      <text:p text:style-name="P44">Window Battle Engine</text:p>
      <text:p text:style-name="P43"/>
      <text:p text:style-name="P42">Fighting Monsters</text:p>
      <text:p text:style-name="P45"><text:span text:style-name="T6">To attack the enemy, either click the </text:span><text:span text:style-name="T7">Attack</text:span><text:span text:style-name="T6"> button, or press A on the keyboard. If you wish to attempt to flee, instead of attacking, click the </text:span><text:span text:style-name="T7">Flee</text:span><text:span text:style-name="T6"> button, or press F on the keyboard. Note that if your flee attempt fails, you’ll automatically attack instead.</text:span></text:p>
      <text:p text:style-name="P41"/>
      <text:p text:style-name="P42">Special Actions</text:p>
      <text:p text:style-name="P41">Sometimes, when you attack (and also when the enemy attacks you), different things may occur. One of these is fumbling - if this occurs a random amount of damage will be dealt to the fumbler, based on the power of the weapon held. Attacks can hit with varying amounts of force, from pathetic to brutal. Attacks will sometimes pierce the armor of the defender too... so beware. Additionally, it is possible for you (and the enemy) to act multiple times in the same round… but only for regular attacks, not any other actions.</text:p>
      <text:p text:style-name="P41"/>
      <text:p text:style-name="P42">Casting Spells</text:p>
      <text:p text:style-name="P45"><text:span text:style-name="T6">To cast a spell, assuming you have learned at least one, click the </text:span><text:span text:style-name="T7">Cast Spell</text:span><text:span text:style-name="T6"> button, or press </text:span><text:soft-page-break/><text:span text:style-name="T6">C on the keyboard. The spell selection screen will appear. Select the spell you wish to cast, and click OK (or simply press Return on the keyboard). If you don’t know any spells, or don’t have enough MP to cast the spell you’re trying to cast, a message will be displayed indicating this.</text:span></text:p>
      <text:p text:style-name="P41"/>
      <text:p text:style-name="P42">Stealing Money</text:p>
      <text:p text:style-name="P45"><text:span text:style-name="T6">To attempt to steal from the enemy, click the </text:span><text:span text:style-name="T7">Steal</text:span><text:span text:style-name="T6"> button, or press S on the keyboard. If the attempt succeeds, you'll be told how much money you stole. Beware, though - regardless of whether the steal attempt succeeds or fails, the enemy gets a free chance to hit you.</text:span></text:p>
      <text:p text:style-name="P41"/>
      <text:p text:style-name="P42">Using Items</text:p>
      <text:p text:style-name="P45"><text:span text:style-name="T6">To use an item, click the </text:span><text:span text:style-name="T7">Use an Item</text:span><text:span text:style-name="T6"> button, or press I on the keyboard. Items do various things when used in battle, from healing you to damaging or incapacitating the enemy.</text:span></text:p>
      <text:p text:style-name="P41"/>
      <text:p text:style-name="P42">Draining the Enemy</text:p>
      <text:p text:style-name="P45"><text:span text:style-name="T6">To attempt to drain the enemy's MP, click the </text:span><text:span text:style-name="T7">Drain</text:span><text:span text:style-name="T6"> button, or press D on the keyboard. If the attempt succeeds, the enemy loses some MP, and you gain that lost MP. Beware, though - regardless of whether the drain attempt succeeds or fails, the enemy gets a free chance to hit you.</text:span></text:p>
      <text:p text:style-name="P41"/>
      <text:p text:style-name="P42">Victory! / Defeat!</text:p>
      <text:p text:style-name="P41">The battle ends when either you or the enemy has run out of HP. If you win, and do not lose any HP, you get a perfect fight bonus in the form of extra gold. If you lose, and fail to hurt the enemy, you get a different message compared to losing normally. If both you and the enemy run out of HP at the same time, the battle is declared a draw, and you get fully healed. If you gain enough XP to level up, a message will be displayed indicating this.</text:p>
      <text:p text:style-name="P2"/>
      <text:p text:style-name="P26">Items</text:p>
      <text:p text:style-name="P1"/>
      <text:p text:style-name="P1">Items are purchased from shops, and automatically equipped as soon as the transaction is completed. There are 4 kinds of shops that sell items: Weapon Shops, Armor Shops, Item Shops (which sell items usable in battle), and Socks Shops (items that act each time you take a step). Of the 4 types, only Item Shops sell items that are not equipment.</text:p>
      <text:p text:style-name="P1"/>
      <text:p text:style-name="P31">Enchantments for Equipment</text:p>
      <text:p text:style-name="P33"/>
      <text:p text:style-name="P33">Equipment can be improved in ways other than improving the base material from which it is made. Socks, however, cannot be enchanted. There are two kinds of enchantment available:</text:p>
      <text:p text:style-name="P33"/>
      <text:p text:style-name="P27"><text:span text:style-name="T4">Blessing: </text:span><text:span text:style-name="T5">Getting this on your equipment increases its effectiveness. Blessed items will have a +X suffix attached to them, where X is the number of times it has been blessed. Blessings increase the power of the item they are applied to. Blessings increase in cost as more are applied, and cannot be applied more than 9 times to a single item. Blessings are referred to as "Bonus" in the various equipment formulas.</text:span></text:p>
      <text:p text:style-name="P33"/>
      <text:p text:style-name="P33">Blessings are sold at Enhancement Shops, which can be easily distinguished from other shops by the large E on their doors.</text:p>
      <text:p text:style-name="P1"/>
      <text:p text:style-name="P27"><text:span text:style-name="T4">Faith Power: </text:span><text:span text:style-name="T5">Getting this on your equipment increases its effectiveness also. Faith Powered </text:span><text:soft-page-break/><text:span text:style-name="T5">items will have a prefix attached to them, where the prefix is determined by the number of times it has been powered, as well as what Faith the power came from. Faith Powers do NOT increase the power of the item they are applied to. Faith Powers increase in cost as more are applied, and cannot be applied more than 9 times to a single item. A Faith Powered weapon will deal additional damage. Faith Powered armor reduces the damage you take, above and beyond what the armor itself provides.</text:span></text:p>
      <text:p text:style-name="P33"/>
      <text:p text:style-name="P33">Faith Powers are sold at Faith Power Shops, which can be easily distinguished from other shops by the large F on their doors.</text:p>
      <text:p text:style-name="P2"/>
      <text:p text:style-name="P2">World Wide Web</text:p>
      <text:p text:style-name="P1"/>
      <text:p text:style-name="P1"><text:span text:style-name="T2">The OFFICIAL Putty Software web site: </text:span><text:a xlink:type="simple" xlink:href="http://www.puttysoftware.com/"><text:span text:style-name="T2">http://www.puttysoftware.com/</text:span></text:a></text:p>
      <text:p text:style-name="P39">Appendix of Formulas</text:p>
      <text:p text:style-name="P2"/>
      <text:p text:style-name="P6">Formula 1: Equipment Power</text:p>
      <text:p text:style-name="P1"/>
      <text:p text:style-name="P1">Equipment Power = [Material (0 to 97) + Prefix (0 to 3)] x 10 + Bonus (-9 to 9)</text:p>
      <text:p text:style-name="P1">Equipment Power Range: 1 to 999</text:p>
      <text:p text:style-name="P1"/>
      <text:p text:style-name="P1">Note: <text:span text:style-name="T1">Bolded</text:span><text:span text:style-name="T12"> text in the formula represents the part to be evaluated next.</text:span></text:p>
      <text:p text:style-name="P1"/>
      <text:p text:style-name="P1">Example 1: Bamboo Stick -9 has power 1</text:p>
      <text:p text:style-name="P1">Looking up Bamboo in the material table gives 1</text:p>
      <text:p text:style-name="P1">Formula: (<text:span text:style-name="T1">1 + 0</text:span>) <text:span text:style-name="T1">×</text:span> 10 - 9</text:p>
      <text:p text:style-name="P1">Simplifies to: <text:span text:style-name="T1">1 × 10</text:span> - 9</text:p>
      <text:p text:style-name="P1">Simplifies to: <text:span text:style-name="T1">10 - 9</text:span></text:p>
      <text:p text:style-name="P1">Final Answer: 1</text:p>
      <text:p text:style-name="P1"/>
      <text:p text:style-name="P1">Example 2: Rare Magic Axe +9 has power 999</text:p>
      <text:p text:style-name="P1">Looking up Magic in the material table gives 97</text:p>
      <text:p text:style-name="P1">Looking up Rare in the prefix table gives 2</text:p>
      <text:p text:style-name="P1">Formula: (<text:span text:style-name="T1">97 + 2</text:span>) <text:span text:style-name="T1">×</text:span> 10 + 9</text:p>
      <text:p text:style-name="P1">Simplifies to: <text:span text:style-name="T1">99 × 10</text:span> + 9</text:p>
      <text:p text:style-name="P1">Simplifies to: <text:span text:style-name="T1">990 + 9</text:span></text:p>
      <text:p text:style-name="P1">Final Answer: 999</text:p>
      <text:p text:style-name="P1"/>
      <text:p text:style-name="P1">Weapon Base (Maximum) Damage = Power (ignoring Bonus) / 10 (integer)</text:p>
      <text:p text:style-name="P1">Weapon Bonus (Minimum and Maximum) Damage = Bonus (integer)</text:p>
      <text:p text:style-name="P1">Armor % Damage Reduction = Power / 10 (floating-point)</text:p>
      <text:p text:style-name="P1">Minimum % DR = 0 (no armor equipped)</text:p>
      <text:p text:style-name="P1">Maximum % DR = 99.9 (999 / 10)</text:p>
      <text:p text:style-name="P1"/>
      <text:p text:style-name="P4">Note 1<text:span text:style-name="T10">: Weapon minimum damage is 1, unless modified by a Bonus.</text:span></text:p>
      <text:p text:style-name="P1"><text:span text:style-name="T8">Note 2</text:span><text:span text:style-name="T11">: Damage cannot be reduced below 1 by Damage Reduction.</text:span></text:p>
      <text:p text:style-name="P2"/>
      <text:p text:style-name="P39">Appendix of Lists</text:p>
      <text:list xml:id="list7521143261" text:style-name="L1">
        <text:list-header>
          <text:p text:style-name="P46"/>
        </text:list-header>
      </text:list>
      <text:p text:style-name="P38">List 1: Numbers to Percentages Converter (Used for Resistance and Stat Growth)</text:p>
      <text:p text:style-name="P25"/>
      <text:p text:style-name="P25">15-point range, 0 to 14 (inclusive on both ends), default is 7</text:p>
      <text:p text:style-name="P25">Percentage Scale (min 0, max 100, center 50) - used for magical resistance</text:p>
      <text:p text:style-name="P25">0 = 0%</text:p>
      <text:p text:style-name="P25">1 = 7%</text:p>
      <text:p text:style-name="P25">2 = 14%</text:p>
      <text:p text:style-name="P25">3 = 21%</text:p>
      <text:p text:style-name="P25">4 = 29%</text:p>
      <text:p text:style-name="P25">5 = 36%</text:p>
      <text:p text:style-name="P25">6 = 43%</text:p>
      <text:p text:style-name="P25">7 = 50%</text:p>
      <text:p text:style-name="P25">8 = 57%</text:p>
      <text:p text:style-name="P25">9 = 64%</text:p>
      <text:p text:style-name="P25">10 = 71%</text:p>
      <text:p text:style-name="P25">11 = 79%</text:p>
      <text:p text:style-name="P25">12 = 86%</text:p>
      <text:p text:style-name="P25">13 = 93%</text:p>
      <text:p text:style-name="P25">14 = 100%</text:p>
      <text:p text:style-name="P25"/>
      <text:p text:style-name="P25">15-point range, -7 to 7 (inclusive on both ends), default is 0</text:p>
      <text:p text:style-name="P25">Percentage Scale (min 50, max 150, center 100) - used for stats</text:p>
      <text:p text:style-name="P25">-7 = 50%</text:p>
      <text:p text:style-name="P25">-6 = 57%</text:p>
      <text:p text:style-name="P25">-5 = 64%</text:p>
      <text:p text:style-name="P25">-4 = 71%</text:p>
      <text:p text:style-name="P25">-3 = 79%</text:p>
      <text:p text:style-name="P25">-2 = 86%</text:p>
      <text:p text:style-name="P25">-1 = 93%</text:p>
      <text:p text:style-name="P25">0 = 100%</text:p>
      <text:p text:style-name="P25">+1 = 107%</text:p>
      <text:p text:style-name="P25">+2 = 114%</text:p>
      <text:p text:style-name="P25">+3 = 121%</text:p>
      <text:p text:style-name="P25">+4 = 129%</text:p>
      <text:p text:style-name="P25">+5 = 136%</text:p>
      <text:p text:style-name="P25">+6 = 143%</text:p>
      <text:p text:style-name="P10">+7 = 150%</text:p>
      <text:p text:style-name="P10"/>
      <text:p text:style-name="P40">List 2: Statistics</text:p>
      <text:p text:style-name="P28"/>
      <text:p text:style-name="P21">Statistics Abbreviations, Descriptions, and Levels</text:p>
      <text:p text:style-name="P25"/>
      <text:p text:style-name="P24">Level Descriptions</text:p>
      <text:p text:style-name="P25"><text:span text:style-name="T9">Raw:</text:span> A creature's basic stat.</text:p>
      <text:p text:style-name="P25"><text:span text:style-name="T9">Inherent:</text:span> A basic stat for an equippable object or castable spell.</text:p>
      <text:p text:style-name="P25"><text:span text:style-name="T9">Factor: </text:span>A modifier for a computed stat.</text:p>
      <text:p text:style-name="P25"><text:span text:style-name="T9">Computed:</text:span> A stat with a value dependent on at least one raw stat, zero or one inherent stats, and at least one factor.</text:p>
      <text:p text:style-name="P25"><text:span text:style-name="T9">Effective:</text:span> A stat that applies at action time and is computed only at that time.</text:p>
      <text:p text:style-name="P25"/>
      <text:p text:style-name="P3">Strength (STR)</text:p>
      <text:p text:style-name="P5">Level: Raw</text:p>
      <text:p text:style-name="P25">Description: Raw muscle of a creature.</text:p>
      <text:p text:style-name="P25"/>
      <text:p text:style-name="P3">Power (POW)</text:p>
      <text:p text:style-name="P5">Level: Inherent</text:p>
      <text:p text:style-name="P25">Description: The damaging ability of weapons and spells.</text:p>
      <text:p text:style-name="P25"/>
      <text:p text:style-name="P3">Strength-Attack Factor (SAF)</text:p>
      <text:p text:style-name="P5">Level: Factor</text:p>
      <text:p text:style-name="P25">Description: A multiplier that modifies the contribution of strength to attack.</text:p>
      <text:p text:style-name="P25"/>
      <text:p text:style-name="P3">Power-Attack Factor (PAF)</text:p>
      <text:p text:style-name="P5">Level: Factor</text:p>
      <text:p text:style-name="P25">Description: A multiplier that modifies the contribution of power to attack.</text:p>
      <text:p text:style-name="P25"/>
      <text:p text:style-name="P3">Attack (ATK)</text:p>
      <text:p text:style-name="P5">Level: Computed</text:p>
      <text:p text:style-name="P25">Description: (Strength * Strength-Attack Factor) + (Power * Power-Attack Factor)</text:p>
      <text:p text:style-name="P25"/>
      <text:p text:style-name="P3">Block (BLK)</text:p>
      <text:p text:style-name="P5">Level: Inherent</text:p>
      <text:p text:style-name="P25">Description: The absorbing ability of armor.</text:p>
      <text:p text:style-name="P25"/>
      <text:p text:style-name="P3">Block-Defense Factor (BDF)</text:p>
      <text:p text:style-name="P5">Level: Factor</text:p>
      <text:p text:style-name="P25">Description: A multiplier that modifies the contribution of block to defense.</text:p>
      <text:p text:style-name="P25"/>
      <text:p text:style-name="P3">Agility (AGI)</text:p>
      <text:p text:style-name="P5">Level: Raw</text:p>
      <text:p text:style-name="P25">Description: How fast a creature acts.</text:p>
      <text:p text:style-name="P25"/>
      <text:p text:style-name="P3">Agility-Defense Factor (ADF)</text:p>
      <text:p text:style-name="P5">Level: Factor</text:p>
      <text:p text:style-name="P25">Description: A multiplier that modifies the contribution of agility to defense.</text:p>
      <text:p text:style-name="P25"/>
      <text:p text:style-name="P3">Defense (DEF)</text:p>
      <text:p text:style-name="P5"><text:soft-page-break/>Level: Computed</text:p>
      <text:p text:style-name="P25">Description: (Block * Block-Defense Factor) + (Agility * Agility-Defense Factor)</text:p>
      <text:p text:style-name="P25"/>
      <text:p text:style-name="P3">Damage (DMG)</text:p>
      <text:p text:style-name="P5">Level: Effective</text:p>
      <text:p text:style-name="P25">Description: Attack - Enemy Defense</text:p>
      <text:p text:style-name="P25"/>
      <text:p text:style-name="P3">Weight (WGT)</text:p>
      <text:p text:style-name="P5">Level: Inherent</text:p>
      <text:p text:style-name="P25">Description: How much an object slows down the creature wearing it.</text:p>
      <text:p text:style-name="P25"/>
      <text:p text:style-name="P3">Agility-Speed Factor (ASF)</text:p>
      <text:p text:style-name="P5">Level: Factor</text:p>
      <text:p text:style-name="P25">Description: A multiplier that modifies the contribution of agility to speed.</text:p>
      <text:p text:style-name="P25"/>
      <text:p text:style-name="P3">Weight-Speed Factor (WSF)</text:p>
      <text:p text:style-name="P5">Level: Raw</text:p>
      <text:p text:style-name="P25">Description: A multiplier that modifies the contribution of weight to speed.</text:p>
      <text:p text:style-name="P25"/>
      <text:p text:style-name="P3">Speed (SPD)</text:p>
      <text:p text:style-name="P5">Level: Computed</text:p>
      <text:p text:style-name="P25">Description: (Agility * Agility-Speed Factor) - (Weight * Weight-Speed Factor)</text:p>
      <text:p text:style-name="P25"/>
      <text:p text:style-name="P3">Initiative (INI)</text:p>
      <text:p text:style-name="P5">Level: Effective</text:p>
      <text:p text:style-name="P25">Description: Speed - Enemy Speed (if positive, you act first; if negative, enemy acts first; if zero, Luck difference used to break tie; if still tied, decided randomly)</text:p>
      <text:p text:style-name="P25"/>
      <text:p text:style-name="P3">Vitality (VIT)</text:p>
      <text:p text:style-name="P5">Level: Raw</text:p>
      <text:p text:style-name="P25">Description: A creature’s stamina.</text:p>
      <text:p text:style-name="P25"/>
      <text:p text:style-name="P3">Vitality-Health Factor (VHF)</text:p>
      <text:p text:style-name="P5">Level: Factor</text:p>
      <text:p text:style-name="P25">Description: A multiplier that modifies the contribution of vitality to maximum health.</text:p>
      <text:p text:style-name="P25"/>
      <text:p text:style-name="P3">Current Health (CH)</text:p>
      <text:p text:style-name="P5">Level: Raw</text:p>
      <text:p text:style-name="P25">Description: A creature’s overall health. If this drops below 1, the creature becomes dead. This cannot exceed the maximum health.</text:p>
      <text:p text:style-name="P25"/>
      <text:p text:style-name="P3">Maximum Health (MH)</text:p>
      <text:p text:style-name="P5">Level: Computed</text:p>
      <text:p text:style-name="P25">Description: Vitality * Vitality-Health Factor</text:p>
      <text:p text:style-name="P25"/>
      <text:p text:style-name="P3">Intelligence (INT)</text:p>
      <text:p text:style-name="P5">Level: Raw</text:p>
      <text:p text:style-name="P25">Description: A creature’s knowledge of the mystical arts.</text:p>
      <text:p text:style-name="P25"/>
      <text:p text:style-name="P3"><text:soft-page-break/>Intelligence-Magic Factor (IMF)</text:p>
      <text:p text:style-name="P5">Level: Factor</text:p>
      <text:p text:style-name="P25">Description: A multiplier that modifies the contribution of intelligence to maximum magic.</text:p>
      <text:p text:style-name="P25"/>
      <text:p text:style-name="P3">Current Magic (CM)</text:p>
      <text:p text:style-name="P5">Level: Raw</text:p>
      <text:p text:style-name="P25">Description: A creature’s ability to use the mystical arts. If this drops below 1, the creature becomes unable to use mystical arts. This cannot exceed the maximum magic, nor can it drop below 0.</text:p>
      <text:p text:style-name="P25"/>
      <text:p text:style-name="P3">Maximum Magic (MM)</text:p>
      <text:p text:style-name="P5">Level: Computed</text:p>
      <text:p text:style-name="P25">Description: Intelligence * Intelligence-Magic Factor</text:p>
      <text:p text:style-name="P25"/>
      <text:p text:style-name="P3">Luck (LUC)</text:p>
      <text:p text:style-name="P5">Level: Raw</text:p>
      <text:p text:style-name="P25">Description: A creature’s likelihood of situations resolving in their favor.</text:p>
      <text:p text:style-name="P25"/>
      <text:p text:style-name="P3">Luck-Hit Factor (LHF)</text:p>
      <text:p text:style-name="P5">Level: Factor</text:p>
      <text:p text:style-name="P25">Description: A multiplier that modifies the contribution of luck to hit chance.</text:p>
      <text:p text:style-name="P25"/>
      <text:p text:style-name="P3">Differential-Hit Factor (DHF)</text:p>
      <text:p text:style-name="P5">Level: Factor</text:p>
      <text:p text:style-name="P25">Description: A multiplier that modifies the contribution of the difference between your attack and the enemy’s defense to hit chance.</text:p>
      <text:p text:style-name="P25"/>
      <text:p text:style-name="P3">Hit Chance (HIT)</text:p>
      <text:p text:style-name="P5">Level: Computed</text:p>
      <text:p text:style-name="P25">Description: (Attack - Enemy Defense) * Differential-Hit Factor + (Luck * Luck-Hit Factor)</text:p>
      <text:p text:style-name="P25"/>
      <text:p text:style-name="P3">Luck-Dodge Factor (LDF)</text:p>
      <text:p text:style-name="P5">Level: Factor</text:p>
      <text:p text:style-name="P25">Description: A multiplier that modifies the contribution of luck to dodge chance.</text:p>
      <text:p text:style-name="P25"/>
      <text:p text:style-name="P3">Differential-Dodge Factor (DDF)</text:p>
      <text:p text:style-name="P5">Level: Factor</text:p>
      <text:p text:style-name="P25">Description: A multiplier that modifies the contribution of the difference between the enemy’s attack and your defense to dodge chance.</text:p>
      <text:p text:style-name="P25"/>
      <text:p text:style-name="P3">Agility-Dodge Factor (ADF)</text:p>
      <text:p text:style-name="P5">Level: Factor</text:p>
      <text:p text:style-name="P25">Description: A multiplier that modifies the contribution of agility to dodge chance.</text:p>
      <text:p text:style-name="P25"/>
      <text:p text:style-name="P3">Dodge Chance (DDG)</text:p>
      <text:p text:style-name="P5">Level: Computed</text:p>
      <text:p text:style-name="P29">Description: (Enemy Attack - Defense) * Differential-Dodge Factor + (Luck * Luck-Dodge Factor) + (Agility * Agility-Dodge Factor)</text:p>
      <text:p text:style-name="P29"/>
      <text:p text:style-name="P7"><text:soft-page-break/>List 3: Statistics Advancement</text:p>
      <text:p text:style-name="P29"/>
      <text:p text:style-name="P22">Stat Advancement</text:p>
      <text:p text:style-name="P24"/>
      <text:p text:style-name="P24">Raw Statistics</text:p>
      <text:p text:style-name="P25">The six "core" raw statistics – Strength, Block, Agility, Vitality, Intelligence, and Luck – all change only when a level is gained.</text:p>
      <text:p text:style-name="P25"/>
      <text:p text:style-name="P25">Current Health changes when the creature is healed or suffers damage, and is NOT subject to the advancement rules above.</text:p>
      <text:p text:style-name="P25"/>
      <text:p text:style-name="P25">Current Magic changes when the creature regenerates, is drained, or casts a spell, and is NOT subject to the advancement rules above.</text:p>
      <text:p text:style-name="P25"/>
      <text:p text:style-name="P25">Maximum Health changes when Vitality changes.</text:p>
      <text:p text:style-name="P25"/>
      <text:p text:style-name="P29">Maximum Magic changes when Intelligence changes.</text:p>
      <text:p text:style-name="P39">Appendix of Tables</text:p>
      <text:p text:style-name="P10"/>
      <text:p text:style-name="P6">Table 1: Equipment Raw Materials</text:p>
      <text:p text:style-name="P11"/>
      <text:p text:style-name="P11"><draw:frame draw:style-name="fr1" draw:name="Object2" text:anchor-type="paragraph" svg:width="3.4571in" svg:height="7.4618in" draw:z-index="3"><draw:object xlink:href="./Object 2" xlink:type="simple" xlink:show="embed" xlink:actuate="onLoad"/><draw:image xlink:href="./ObjectReplacements/Object 2" xlink:type="simple" xlink:show="embed" xlink:actuate="onLoad"/></draw:frame></text:p>
      <text:p text:style-name="P11"/>
      <text:p text:style-name="P11"/>
      <text:p text:style-name="P10"/>
      <text:p text:style-name="P10"/>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0">Table 2: Race Stat Growth</text:p>
      <text:p text:style-name="P6"><draw:frame draw:style-name="fr1" draw:name="Object5" text:anchor-type="paragraph" svg:width="4.128in" svg:height="3.9126in" draw:z-index="1"><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0">Table 3: Personality Data</text:p>
      <text:p text:style-name="P6"><draw:frame draw:style-name="fr1" draw:name="Object1" text:anchor-type="paragraph" svg:width="3.6047in" svg:height="5.5126in" draw:z-index="2"><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able 4: Faith Effectiveness</text:p>
      <text:p text:style-name="P8"><draw:frame draw:style-name="fr2" draw:name="Object3" text:anchor-type="paragraph" svg:width="4.5091in" svg:height="2.9929in" draw:z-index="0"><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6T17:46:49</meta:creation-date>
    <dc:date>2012-06-26T16:31:37</dc:date>
    <meta:editing-duration>PT11H33M40S</meta:editing-duration>
    <meta:editing-cycles>495</meta:editing-cycles>
    <meta:generator>LibreOffice/3.5$MacOSX_x86 LibreOffice_project/165a79a-7059095-e13bb37-fef39a4-9503d18</meta:generator>
    <meta:document-statistic meta:table-count="0" meta:image-count="0" meta:object-count="4" meta:page-count="22" meta:paragraph-count="427" meta:word-count="6688" meta:character-count="38098" meta:non-whitespace-character-count="318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66in"/>
    </style:style>
    <style:style style:name="co2" style:family="table-column">
      <style:table-column-properties fo:break-before="auto" style:column-width="0.7035in"/>
    </style:style>
    <style:style style:name="co3" style:family="table-column">
      <style:table-column-properties fo:break-before="auto" style:column-width="0.8118in"/>
    </style:style>
    <style:style style:name="co4" style:family="table-column">
      <style:table-column-properties fo:break-before="auto" style:column-width="0.6945in"/>
    </style:style>
    <style:style style:name="co5" style:family="table-column">
      <style:table-column-properties fo:break-before="auto" style:column-width="0.6583in"/>
    </style:style>
    <style:style style:name="co6" style:family="table-column">
      <style:table-column-properties fo:break-before="auto" style:column-width="0.889in"/>
    </style:style>
    <style:style style:name="ro1" style:family="table-row">
      <style:table-row-properties style:row-height="0.1957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22"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style:glyph-orientation-vertical="0" fo:background-color="#000000" style:diagonal-bl-tr="none" style:diagonal-tl-br="none" style:text-align-source="fix" style:repeat-content="false" fo:wrap-option="no-wrap" fo:border="2.4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style:glyph-orientation-vertical="0" fo:border-bottom="2.49pt solid #000000" fo:background-color="#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diagonal-bl-tr="none" style:diagonal-tl-br="none" style:text-align-source="fix" style:repeat-content="false" fo:wrap-option="wrap" fo:border="2.0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Liberation Sans"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 style:family="table-cell" style:parent-style-name="Default" style:data-style-name="N0">
      <style:table-cell-properties style:glyph-orientation-vertical="0" fo:background-color="#ffffff" style:diagonal-bl-tr="none" style:diagonal-tl-br="none" style:text-align-source="fix" style:repeat-content="false" fo:wrap-option="no-wrap" fo:border="2.01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0.99pt solid #000000" style:rotation-angle="0" style:rotation-align="none" style:shrink-to-fit="false" fo:border-top="2.01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10">
      <style:table-cell-properties style:glyph-orientation-vertical="0" fo:background-color="#ffffff" style:diagonal-bl-tr="none" style:diagonal-tl-br="none" style:text-align-source="fix" style:repeat-content="false" fo:wrap-option="no-wrap" fo:border="0.99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
      <style:table-cell-properties style:glyph-orientation-vertical="0" fo:border-bottom="2.01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2.01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0">
      <style:table-cell-properties style:glyph-orientation-vertical="0" fo:border-bottom="2.01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style:glyph-orientation-vertical="0" fo:background-color="#000000" style:diagonal-bl-tr="none" style:diagonal-tl-br="none" style:text-align-source="fix" style:repeat-content="false" fo:wrap-option="no-wrap" fo:border="2.4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fo:border-bottom="2.49pt solid #000000" fo:background-color="#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9"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8" style:family="table-cell" style:parent-style-name="Default" style:data-style-name="N0">
      <style:table-cell-properties style:glyph-orientation-vertical="0" style:diagonal-bl-tr="none" style:diagonal-tl-br="none" style:text-align-source="fix" style:repeat-content="false" fo:wrap-option="wrap" fo:border="2.0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Liberation Sans"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9" style:family="table-cell" style:parent-style-name="Default" style:data-style-name="N0">
      <style:table-cell-properties style:glyph-orientation-vertical="0" fo:background-color="#ffffff" style:diagonal-bl-tr="none" style:diagonal-tl-br="none" style:text-align-source="fix" style:repeat-content="false" fo:wrap-option="no-wrap" fo:border="2.01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0.99pt solid #000000" style:rotation-angle="0" style:rotation-align="none" style:shrink-to-fit="false" fo:border-top="2.01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
      <style:table-cell-properties style:glyph-orientation-vertical="0" fo:background-color="#ffffff" style:diagonal-bl-tr="none" style:diagonal-tl-br="none" style:text-align-source="fix" style:repeat-content="false" fo:wrap-option="no-wrap" fo:border="0.99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style:glyph-orientation-vertical="0" fo:border-bottom="2.01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2.01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
      <style:table-cell-properties style:glyph-orientation-vertical="0" fo:border-bottom="2.01pt solid #000000" fo:background-color="#ffffff" style:diagonal-bl-tr="none" style:diagonal-tl-br="none" style:text-align-source="fix" style:repeat-content="false" fo:wrap-option="no-wrap" fo:border-left="0.99pt solid #000000" style:direction="ltr" fo:padding-bottom="0.0193in" fo:padding-left="0.0138in" fo:padding-right="0.0138in" fo:padding-top="0.0193in" fo:border-right="2.01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null-date table:date-value="1904-01-01"/>
      </table:calculation-settings>
      <table:table table:name="Personality Data" table:style-name="ta1">
        <table:table-column table:style-name="co1" table:default-cell-style-name="ce20"/>
        <table:table-column table:style-name="co2" table:default-cell-style-name="ce41"/>
        <table:table-column table:style-name="co3" table:default-cell-style-name="ce41"/>
        <table:table-column table:style-name="co4" table:default-cell-style-name="ce41"/>
        <table:table-column table:style-name="co5" table:default-cell-style-name="ce44"/>
        <table:table-row table:style-name="ro1">
          <table:table-cell table:style-name="ce16" office:value-type="string" table:number-columns-spanned="5" table:number-rows-spanned="1">
            <text:p>Personality Data Summary</text:p>
          </table:table-cell>
          <table:covered-table-cell table:number-columns-repeated="4" table:style-name="ce37"/>
        </table:table-row>
        <table:table-row table:style-name="ro1">
          <table:table-cell table:style-name="ce17"/>
          <table:table-cell table:style-name="ce38" office:value-type="string" table:number-columns-spanned="1" table:number-rows-spanned="2">
            <text:p>Level Up Speed</text:p>
          </table:table-cell>
          <table:table-cell table:style-name="ce38" office:value-type="string" table:number-columns-spanned="1" table:number-rows-spanned="2">
            <text:p>Movement Modifier</text:p>
          </table:table-cell>
          <table:table-cell table:style-name="ce38" office:value-type="string" table:number-columns-spanned="1" table:number-rows-spanned="2">
            <text:p>Capacity Modifier</text:p>
          </table:table-cell>
          <table:table-cell table:style-name="ce38" office:value-type="string" table:number-columns-spanned="1" table:number-rows-spanned="2">
            <text:p>Wealth Modifier</text:p>
          </table:table-cell>
        </table:table-row>
        <table:table-row table:style-name="ro1">
          <table:table-cell table:style-name="ce18"/>
          <table:covered-table-cell table:style-name="ce39" office:value-type="string">
            <text:p>Luck</text:p>
          </table:covered-table-cell>
          <table:covered-table-cell table:number-columns-repeated="3" table:style-name="ce39"/>
        </table:table-row>
        <table:table-row table:style-name="ro1">
          <table:table-cell table:style-name="ce19" office:value-type="string">
            <text:p>Agile</text:p>
          </table:table-cell>
          <table:table-cell table:style-name="ce40" office:value-type="percentage" office:value="0.63">
            <text:p>63%</text:p>
          </table:table-cell>
          <table:table-cell table:style-name="ce40" office:value-type="percentage" office:value="1.75">
            <text:p>175%</text:p>
          </table:table-cell>
          <table:table-cell table:style-name="ce40" office:value-type="percentage" office:value="0.88">
            <text:p>88%</text:p>
          </table:table-cell>
          <table:table-cell table:style-name="ce43" office:value-type="percentage" office:value="1.25">
            <text:p>125%</text:p>
          </table:table-cell>
        </table:table-row>
        <table:table-row table:style-name="ro1">
          <table:table-cell office:value-type="string">
            <text:p>Bully</text:p>
          </table:table-cell>
          <table:table-cell office:value-type="percentage" office:value="0.67">
            <text:p>67%</text:p>
          </table:table-cell>
          <table:table-cell office:value-type="percentage" office:value="1.67">
            <text:p>167%</text:p>
          </table:table-cell>
          <table:table-cell office:value-type="percentage" office:value="0.92">
            <text:p>92%</text:p>
          </table:table-cell>
          <table:table-cell office:value-type="percentage" office:value="1.17">
            <text:p>117%</text:p>
          </table:table-cell>
        </table:table-row>
        <table:table-row table:style-name="ro1">
          <table:table-cell office:value-type="string">
            <text:p>Carefree</text:p>
          </table:table-cell>
          <table:table-cell office:value-type="percentage" office:value="0.71">
            <text:p>71%</text:p>
          </table:table-cell>
          <table:table-cell office:value-type="percentage" office:value="1.58">
            <text:p>158%</text:p>
          </table:table-cell>
          <table:table-cell office:value-type="percentage" office:value="0.96">
            <text:p>96%</text:p>
          </table:table-cell>
          <table:table-cell office:value-type="percentage" office:value="1.08">
            <text:p>108%</text:p>
          </table:table-cell>
        </table:table-row>
        <table:table-row table:style-name="ro1">
          <table:table-cell office:value-type="string">
            <text:p>Cautious</text:p>
          </table:table-cell>
          <table:table-cell office:value-type="percentage" office:value="0.75">
            <text:p>75%</text:p>
          </table:table-cell>
          <table:table-cell office:value-type="percentage" office:value="1.5">
            <text:p>150%</text:p>
          </table:table-cell>
          <table:table-cell office:value-type="percentage" office:value="0.5">
            <text:p>50%</text:p>
          </table:table-cell>
          <table:table-cell office:value-type="percentage" office:value="2">
            <text:p>200%</text:p>
          </table:table-cell>
        </table:table-row>
        <table:table-row table:style-name="ro1">
          <table:table-cell office:value-type="string">
            <text:p>Daring</text:p>
          </table:table-cell>
          <table:table-cell office:value-type="percentage" office:value="0.79">
            <text:p>79%</text:p>
          </table:table-cell>
          <table:table-cell office:value-type="percentage" office:value="1.42">
            <text:p>142%</text:p>
          </table:table-cell>
          <table:table-cell office:value-type="percentage" office:value="0.54">
            <text:p>54%</text:p>
          </table:table-cell>
          <table:table-cell office:value-type="percentage" office:value="1.92">
            <text:p>192%</text:p>
          </table:table-cell>
        </table:table-row>
        <table:table-row table:style-name="ro1">
          <table:table-cell office:value-type="string">
            <text:p>Flippant</text:p>
          </table:table-cell>
          <table:table-cell office:value-type="percentage" office:value="0.83">
            <text:p>83%</text:p>
          </table:table-cell>
          <table:table-cell office:value-type="percentage" office:value="1.33">
            <text:p>133%</text:p>
          </table:table-cell>
          <table:table-cell office:value-type="percentage" office:value="0.58">
            <text:p>58%</text:p>
          </table:table-cell>
          <table:table-cell office:value-type="percentage" office:value="1.83">
            <text:p>183%</text:p>
          </table:table-cell>
        </table:table-row>
        <table:table-row table:style-name="ro1">
          <table:table-cell office:value-type="string">
            <text:p>Glutton</text:p>
          </table:table-cell>
          <table:table-cell office:value-type="percentage" office:value="0.88">
            <text:p>88%</text:p>
          </table:table-cell>
          <table:table-cell office:value-type="percentage" office:value="1.25">
            <text:p>125%</text:p>
          </table:table-cell>
          <table:table-cell office:value-type="percentage" office:value="0.63">
            <text:p>63%</text:p>
          </table:table-cell>
          <table:table-cell office:value-type="percentage" office:value="1.75">
            <text:p>175%</text:p>
          </table:table-cell>
        </table:table-row>
        <table:table-row table:style-name="ro1">
          <table:table-cell office:value-type="string">
            <text:p>Honest</text:p>
          </table:table-cell>
          <table:table-cell office:value-type="percentage" office:value="0.92">
            <text:p>92%</text:p>
          </table:table-cell>
          <table:table-cell office:value-type="percentage" office:value="1.17">
            <text:p>117%</text:p>
          </table:table-cell>
          <table:table-cell office:value-type="percentage" office:value="0.67">
            <text:p>67%</text:p>
          </table:table-cell>
          <table:table-cell office:value-type="percentage" office:value="1.67">
            <text:p>167%</text:p>
          </table:table-cell>
        </table:table-row>
        <table:table-row table:style-name="ro1">
          <table:table-cell office:value-type="string">
            <text:p>Impulsive</text:p>
          </table:table-cell>
          <table:table-cell office:value-type="percentage" office:value="0.96">
            <text:p>96%</text:p>
          </table:table-cell>
          <table:table-cell office:value-type="percentage" office:value="1.08">
            <text:p>108%</text:p>
          </table:table-cell>
          <table:table-cell office:value-type="percentage" office:value="0.71">
            <text:p>71%</text:p>
          </table:table-cell>
          <table:table-cell office:value-type="percentage" office:value="1.58">
            <text:p>158%</text:p>
          </table:table-cell>
        </table:table-row>
        <table:table-row table:style-name="ro1">
          <table:table-cell office:value-type="string">
            <text:p>Jealous</text:p>
          </table:table-cell>
          <table:table-cell office:value-type="percentage" office:value="0.5">
            <text:p>50%</text:p>
          </table:table-cell>
          <table:table-cell office:value-type="percentage" office:value="2">
            <text:p>200%</text:p>
          </table:table-cell>
          <table:table-cell office:value-type="percentage" office:value="0.75">
            <text:p>75%</text:p>
          </table:table-cell>
          <table:table-cell office:value-type="percentage" office:value="1.5">
            <text:p>150%</text:p>
          </table:table-cell>
        </table:table-row>
        <table:table-row table:style-name="ro1">
          <table:table-cell office:value-type="string">
            <text:p>Kindly</text:p>
          </table:table-cell>
          <table:table-cell office:value-type="percentage" office:value="0.54">
            <text:p>54%</text:p>
          </table:table-cell>
          <table:table-cell office:value-type="percentage" office:value="1.92">
            <text:p>192%</text:p>
          </table:table-cell>
          <table:table-cell office:value-type="percentage" office:value="0.79">
            <text:p>79%</text:p>
          </table:table-cell>
          <table:table-cell office:value-type="percentage" office:value="1.42">
            <text:p>142%</text:p>
          </table:table-cell>
        </table:table-row>
        <table:table-row table:style-name="ro1">
          <table:table-cell office:value-type="string">
            <text:p>Logical</text:p>
          </table:table-cell>
          <table:table-cell office:value-type="percentage" office:value="0.58">
            <text:p>58%</text:p>
          </table:table-cell>
          <table:table-cell office:value-type="percentage" office:value="1.83">
            <text:p>183%</text:p>
          </table:table-cell>
          <table:table-cell office:value-type="percentage" office:value="0.83">
            <text:p>83%</text:p>
          </table:table-cell>
          <table:table-cell office:value-type="percentage" office:value="1.33">
            <text:p>133%</text:p>
          </table:table-cell>
        </table:table-row>
        <table:table-row table:style-name="ro1">
          <table:table-cell office:value-type="string">
            <text:p>Lucky</text:p>
          </table:table-cell>
          <table:table-cell office:value-type="percentage" office:value="1.33">
            <text:p>133%</text:p>
          </table:table-cell>
          <table:table-cell office:value-type="percentage" office:value="0.83">
            <text:p>83%</text:p>
          </table:table-cell>
          <table:table-cell office:value-type="percentage" office:value="1.83">
            <text:p>183%</text:p>
          </table:table-cell>
          <table:table-cell office:value-type="percentage" office:value="0.58">
            <text:p>58%</text:p>
          </table:table-cell>
        </table:table-row>
        <table:table-row table:style-name="ro1">
          <table:table-cell office:value-type="string">
            <text:p>Ordinary</text:p>
          </table:table-cell>
          <table:table-cell table:number-columns-repeated="4" office:value-type="percentage" office:value="1">
            <text:p>100%</text:p>
          </table:table-cell>
        </table:table-row>
        <table:table-row table:style-name="ro1">
          <table:table-cell office:value-type="string">
            <text:p>Proud</text:p>
          </table:table-cell>
          <table:table-cell office:value-type="percentage" office:value="1.42">
            <text:p>142%</text:p>
          </table:table-cell>
          <table:table-cell office:value-type="percentage" office:value="0.79">
            <text:p>79%</text:p>
          </table:table-cell>
          <table:table-cell office:value-type="percentage" office:value="1.92">
            <text:p>192%</text:p>
          </table:table-cell>
          <table:table-cell office:value-type="percentage" office:value="0.54">
            <text:p>54%</text:p>
          </table:table-cell>
        </table:table-row>
        <table:table-row table:style-name="ro1">
          <table:table-cell office:value-type="string">
            <text:p>Quiet</text:p>
          </table:table-cell>
          <table:table-cell office:value-type="percentage" office:value="1.5">
            <text:p>150%</text:p>
          </table:table-cell>
          <table:table-cell office:value-type="percentage" office:value="0.75">
            <text:p>75%</text:p>
          </table:table-cell>
          <table:table-cell office:value-type="percentage" office:value="2">
            <text:p>200%</text:p>
          </table:table-cell>
          <table:table-cell office:value-type="percentage" office:value="0.5">
            <text:p>50%</text:p>
          </table:table-cell>
        </table:table-row>
        <table:table-row table:style-name="ro1">
          <table:table-cell office:value-type="string">
            <text:p>Rebel</text:p>
          </table:table-cell>
          <table:table-cell office:value-type="percentage" office:value="1.58">
            <text:p>158%</text:p>
          </table:table-cell>
          <table:table-cell office:value-type="percentage" office:value="0.71">
            <text:p>71%</text:p>
          </table:table-cell>
          <table:table-cell office:value-type="percentage" office:value="1.08">
            <text:p>108%</text:p>
          </table:table-cell>
          <table:table-cell office:value-type="percentage" office:value="0.96">
            <text:p>96%</text:p>
          </table:table-cell>
        </table:table-row>
        <table:table-row table:style-name="ro1">
          <table:table-cell office:value-type="string">
            <text:p>Romantic</text:p>
          </table:table-cell>
          <table:table-cell office:value-type="percentage" office:value="1.67">
            <text:p>167%</text:p>
          </table:table-cell>
          <table:table-cell office:value-type="percentage" office:value="0.67">
            <text:p>67%</text:p>
          </table:table-cell>
          <table:table-cell office:value-type="percentage" office:value="1.17">
            <text:p>117%</text:p>
          </table:table-cell>
          <table:table-cell office:value-type="percentage" office:value="0.92">
            <text:p>92%</text:p>
          </table:table-cell>
        </table:table-row>
        <table:table-row table:style-name="ro1">
          <table:table-cell office:value-type="string">
            <text:p>Silly</text:p>
          </table:table-cell>
          <table:table-cell office:value-type="percentage" office:value="1.75">
            <text:p>175%</text:p>
          </table:table-cell>
          <table:table-cell office:value-type="percentage" office:value="0.63">
            <text:p>63%</text:p>
          </table:table-cell>
          <table:table-cell office:value-type="percentage" office:value="1.25">
            <text:p>125%</text:p>
          </table:table-cell>
          <table:table-cell office:value-type="percentage" office:value="0.88">
            <text:p>88%</text:p>
          </table:table-cell>
        </table:table-row>
        <table:table-row table:style-name="ro1">
          <table:table-cell office:value-type="string">
            <text:p>Smart</text:p>
          </table:table-cell>
          <table:table-cell office:value-type="percentage" office:value="1.83">
            <text:p>183%</text:p>
          </table:table-cell>
          <table:table-cell office:value-type="percentage" office:value="0.58">
            <text:p>58%</text:p>
          </table:table-cell>
          <table:table-cell office:value-type="percentage" office:value="1.33">
            <text:p>133%</text:p>
          </table:table-cell>
          <table:table-cell office:value-type="percentage" office:value="0.83">
            <text:p>83%</text:p>
          </table:table-cell>
        </table:table-row>
        <table:table-row table:style-name="ro1">
          <table:table-cell office:value-type="string">
            <text:p>Tough</text:p>
          </table:table-cell>
          <table:table-cell office:value-type="percentage" office:value="1.92">
            <text:p>192%</text:p>
          </table:table-cell>
          <table:table-cell office:value-type="percentage" office:value="0.54">
            <text:p>54%</text:p>
          </table:table-cell>
          <table:table-cell office:value-type="percentage" office:value="1.42">
            <text:p>142%</text:p>
          </table:table-cell>
          <table:table-cell office:value-type="percentage" office:value="0.79">
            <text:p>79%</text:p>
          </table:table-cell>
        </table:table-row>
        <table:table-row table:style-name="ro1">
          <table:table-cell office:value-type="string">
            <text:p>Unique</text:p>
          </table:table-cell>
          <table:table-cell office:value-type="percentage" office:value="2">
            <text:p>200%</text:p>
          </table:table-cell>
          <table:table-cell office:value-type="percentage" office:value="0.5">
            <text:p>50%</text:p>
          </table:table-cell>
          <table:table-cell office:value-type="percentage" office:value="1.5">
            <text:p>150%</text:p>
          </table:table-cell>
          <table:table-cell office:value-type="percentage" office:value="0.75">
            <text:p>75%</text:p>
          </table:table-cell>
        </table:table-row>
        <table:table-row table:style-name="ro1">
          <table:table-cell office:value-type="string">
            <text:p>Valiant</text:p>
          </table:table-cell>
          <table:table-cell office:value-type="percentage" office:value="1.08">
            <text:p>108%</text:p>
          </table:table-cell>
          <table:table-cell office:value-type="percentage" office:value="0.96">
            <text:p>96%</text:p>
          </table:table-cell>
          <table:table-cell office:value-type="percentage" office:value="1.58">
            <text:p>158%</text:p>
          </table:table-cell>
          <table:table-cell office:value-type="percentage" office:value="0.71">
            <text:p>71%</text:p>
          </table:table-cell>
        </table:table-row>
        <table:table-row table:style-name="ro1">
          <table:table-cell office:value-type="string">
            <text:p>Weepy</text:p>
          </table:table-cell>
          <table:table-cell office:value-type="percentage" office:value="1.17">
            <text:p>117%</text:p>
          </table:table-cell>
          <table:table-cell office:value-type="percentage" office:value="0.92">
            <text:p>92%</text:p>
          </table:table-cell>
          <table:table-cell office:value-type="percentage" office:value="1.67">
            <text:p>167%</text:p>
          </table:table-cell>
          <table:table-cell office:value-type="percentage" office:value="0.67">
            <text:p>67%</text:p>
          </table:table-cell>
        </table:table-row>
        <table:table-row table:style-name="ro1">
          <table:table-cell table:style-name="ce21" office:value-type="string">
            <text:p>Zealous</text:p>
          </table:table-cell>
          <table:table-cell table:style-name="ce42" office:value-type="percentage" office:value="1.25">
            <text:p>125%</text:p>
          </table:table-cell>
          <table:table-cell table:style-name="ce42" office:value-type="percentage" office:value="0.88">
            <text:p>88%</text:p>
          </table:table-cell>
          <table:table-cell table:style-name="ce42" office:value-type="percentage" office:value="1.75">
            <text:p>175%</text:p>
          </table:table-cell>
          <table:table-cell table:style-name="ce45" office:value-type="percentage" office:value="0.63">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vertical-align="top"/>
      <style:text-properties fo:color="#000000" style:font-name="Helvetica Neue"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02in"/>
    </style:style>
    <style:style style:name="co2" style:family="table-column">
      <style:table-column-properties fo:break-before="auto" style:column-width="0.5484in"/>
    </style:style>
    <style:style style:name="co3" style:family="table-column">
      <style:table-column-properties fo:break-before="auto" style:column-width="0.7228in"/>
    </style:style>
    <style:style style:name="co4" style:family="table-column">
      <style:table-column-properties fo:break-before="auto" style:column-width="1.4953in"/>
    </style:style>
    <style:style style:name="co5" style:family="table-column">
      <style:table-column-properties fo:break-before="auto" style:column-width="0.889in"/>
    </style:style>
    <style:style style:name="ro1" style:family="table-row">
      <style:table-row-properties style:row-height="0.1807in" fo:break-before="auto" style:use-optimal-row-height="true"/>
    </style:style>
    <style:style style:name="ro2" style:family="table-row">
      <style:table-row-properties style:row-height="0.9811in" fo:break-before="auto" style:use-optimal-row-height="true"/>
    </style:style>
    <style:style style:name="ro3" style:family="table-row">
      <style:table-row-properties style:row-height="0.35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0" style:family="table-cell" style:parent-style-name="Default">
      <style:table-cell-properties fo:border-bottom="0.26pt solid #000000" style:text-align-source="fix" style:repeat-content="false" fo:border-left="2.01pt solid #000000" fo:padding-bottom="0.0193in" fo:padding-left="0.0138in" fo:padding-right="0.0138in" fo:padding-top="0.0193in" fo:border-right="0.26pt solid #000000" fo:border-top="2.01pt solid #000000"/>
      <style:paragraph-properties fo:text-align="end" fo:margin-left="0in"/>
      <style:text-properties style:text-position="" fo:font-weight="bold" style:font-weight-asian="bold" style:font-weight-complex="bold"/>
    </style:style>
    <style:style style:name="ce21" style:family="table-cell" style:parent-style-name="Default">
      <style:table-cell-properties fo:border-bottom="0.26pt solid #000000" style:text-align-source="fix" style:repeat-content="false" fo:border-left="2.01pt solid #000000" fo:padding-bottom="0.0193in" fo:padding-left="0.0138in" fo:padding-right="0.0138in" fo:padding-top="0.0193in" fo:border-right="0.26pt solid #000000" fo:border-top="0.26pt solid #000000"/>
      <style:paragraph-properties fo:text-align="end" fo:margin-left="0in"/>
      <style:text-properties style:text-position=""/>
    </style:style>
    <style:style style:name="ce22" style:family="table-cell" style:parent-style-name="Default">
      <style:table-cell-properties fo:border-bottom="2.01pt solid #000000" style:text-align-source="fix" style:repeat-content="false" fo:border-left="2.01pt solid #000000" fo:padding-bottom="0.0193in" fo:padding-left="0.0138in" fo:padding-right="0.0138in" fo:padding-top="0.0193in" fo:border-right="0.26pt solid #000000" fo:border-top="0.26pt solid #000000"/>
      <style:paragraph-properties fo:text-align="end" fo:margin-left="0in"/>
      <style:text-properties style:text-position=""/>
    </style:style>
    <style:style style:name="ce23" style:family="table-cell" style:parent-style-name="Default">
      <style:table-cell-properties style:text-align-source="fix" style:repeat-content="false" fo:wrap-option="wrap" style:vertical-align="middle"/>
      <style:paragraph-properties fo:text-align="start" fo:margin-left="0in"/>
      <style:text-properties style:text-position=""/>
    </style:style>
    <style:style style:name="ce24" style:family="table-cell" style:parent-style-name="Default" style:data-style-name="N100">
      <style:table-cell-properties fo:border-bottom="0.26pt solid #000000" style:text-align-source="fix" style:repeat-content="false" fo:border-left="0.26pt solid #000000" fo:padding-bottom="0.0193in" fo:padding-left="0.0138in" fo:padding-right="0.0138in" fo:padding-top="0.0193in" fo:border-right="0.26pt solid #000000" fo:border-top="2.01pt solid #000000"/>
      <style:paragraph-properties fo:text-align="center" fo:margin-left="0in"/>
      <style:text-properties style:text-position="" fo:font-weight="bold" style:font-weight-asian="bold" style:font-weight-complex="bold"/>
    </style:style>
    <style:style style:name="ce25" style:family="table-cell" style:parent-style-name="Default" style:data-style-name="N0">
      <style:table-cell-properties style:text-align-source="fix" style:repeat-content="false" fo:border="0.26pt solid #000000" fo:padding-bottom="0.0193in" fo:padding-left="0.0138in" fo:padding-right="0.0138in" fo:padding-top="0.0193in"/>
      <style:paragraph-properties fo:text-align="center" fo:margin-left="0in"/>
      <style:text-properties style:text-position=""/>
    </style:style>
    <style:style style:name="ce26" style:family="table-cell" style:parent-style-name="Default" style:data-style-name="N0">
      <style:table-cell-properties fo:border-bottom="2.01pt solid #000000" style:text-align-source="fix" style:repeat-content="false" fo:border-left="0.26pt solid #000000" fo:padding-bottom="0.0193in" fo:padding-left="0.0138in" fo:padding-right="0.0138in" fo:padding-top="0.0193in" fo:border-right="0.26pt solid #000000" fo:border-top="0.26pt solid #000000"/>
      <style:paragraph-properties fo:text-align="center" fo:margin-left="0in"/>
      <style:text-properties style:text-position=""/>
    </style:style>
    <style:style style:name="ce27" style:family="table-cell" style:parent-style-name="Default">
      <style:table-cell-properties style:text-align-source="fix" style:repeat-content="false"/>
      <style:paragraph-properties fo:text-align="center" fo:margin-left="0in"/>
      <style:text-properties style:text-position=""/>
    </style:style>
    <style:style style:name="ce28"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0.26pt solid #000000" fo:border-top="2.01pt solid #000000"/>
      <style:paragraph-properties fo:text-align="center" fo:margin-left="0in"/>
      <style:text-properties style:text-position="" fo:font-weight="bold" style:font-weight-asian="bold" style:font-weight-complex="bold"/>
    </style:style>
    <style:style style:name="ce29" style:family="table-cell" style:parent-style-name="Default">
      <style:table-cell-properties style:text-align-source="fix" style:repeat-content="false" fo:border="0.26pt solid #000000" fo:padding-bottom="0.0193in" fo:padding-left="0.0138in" fo:padding-right="0.0138in" fo:padding-top="0.0193in"/>
      <style:paragraph-properties fo:text-align="center" fo:margin-left="0in"/>
      <style:text-properties style:text-position=""/>
    </style:style>
    <style:style style:name="ce30" style:family="table-cell" style:parent-style-name="Default">
      <style:table-cell-properties fo:border-bottom="2.01pt solid #000000" style:text-align-source="fix" style:repeat-content="false" fo:border-left="0.26pt solid #000000" fo:padding-bottom="0.0193in" fo:padding-left="0.0138in" fo:padding-right="0.0138in" fo:padding-top="0.0193in" fo:border-right="0.26pt solid #000000" fo:border-top="0.26pt solid #000000"/>
      <style:paragraph-properties fo:text-align="center" fo:margin-left="0in"/>
      <style:text-properties style:text-position=""/>
    </style:style>
    <style:style style:name="ce31"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2.01pt solid #000000" fo:border-top="2.01pt solid #000000"/>
      <style:paragraph-properties fo:text-align="center" fo:margin-left="0in"/>
      <style:text-properties style:text-position="" fo:font-weight="bold" style:font-weight-asian="bold" style:font-weight-complex="bold"/>
    </style:style>
    <style:style style:name="ce32"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2.01pt solid #000000" fo:border-top="0.26pt solid #000000"/>
      <style:paragraph-properties fo:text-align="center" fo:margin-left="0in"/>
      <style:text-properties style:text-position=""/>
    </style:style>
    <style:style style:name="ce33" style:family="table-cell" style:parent-style-name="Default">
      <style:table-cell-properties fo:border-bottom="2.01pt solid #000000" style:text-align-source="fix" style:repeat-content="false" fo:border-left="0.26pt solid #000000" fo:padding-bottom="0.0193in" fo:padding-left="0.0138in" fo:padding-right="0.0138in" fo:padding-top="0.0193in" fo:border-right="2.01pt solid #000000" fo:border-top="0.26pt solid #000000"/>
      <style:paragraph-properties fo:text-align="center" fo:margin-left="0in"/>
      <style:text-properties style:text-position=""/>
    </style:style>
    <style:style style:name="ce15" style:family="table-cell" style:parent-style-name="Default">
      <style:table-cell-properties fo:border-bottom="0.26pt solid #000000" style:text-align-source="fix" style:repeat-content="false" fo:border-left="2.01pt solid #000000" fo:padding-bottom="0.0193in" fo:padding-left="0.0138in" fo:padding-right="0.0138in" fo:padding-top="0.0193in" fo:border-right="0.26pt solid #000000" fo:border-top="2.0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26pt solid #000000" style:text-align-source="fix" style:repeat-content="false" fo:border-left="2.01pt solid #000000" fo:padding-bottom="0.0193in" fo:padding-left="0.0138in" fo:padding-right="0.0138in" fo:padding-top="0.0193in" fo:border-right="0.26pt solid #000000" fo:border-top="0.26pt solid #000000"/>
      <style:paragraph-properties fo:text-align="end" fo:margin-left="0in"/>
    </style:style>
    <style:style style:name="ce17" style:family="table-cell" style:parent-style-name="Default">
      <style:table-cell-properties fo:border-bottom="2.01pt solid #000000" style:text-align-source="fix" style:repeat-content="false" fo:border-left="2.01pt solid #000000" fo:padding-bottom="0.0193in" fo:padding-left="0.0138in" fo:padding-right="0.0138in" fo:padding-top="0.0193in" fo:border-right="0.26pt solid #000000" fo:border-top="0.26pt solid #000000"/>
      <style:paragraph-properties fo:text-align="end" fo:margin-left="0in"/>
    </style:style>
    <style:style style:name="ce18" style:family="table-cell" style:parent-style-name="Default">
      <style:table-cell-properties style:text-align-source="fix" style:repeat-content="false" fo:wrap-option="wrap" style:vertical-align="middle"/>
      <style:paragraph-properties fo:text-align="start" fo:margin-left="0in"/>
    </style:style>
    <style:style style:name="ce19" style:family="table-cell" style:parent-style-name="Default" style:data-style-name="N100">
      <style:table-cell-properties fo:border-bottom="0.26pt solid #000000" style:text-align-source="fix" style:repeat-content="false" fo:border-left="0.26pt solid #000000" fo:padding-bottom="0.0193in" fo:padding-left="0.0138in" fo:padding-right="0.0138in" fo:padding-top="0.0193in" fo:border-right="0.26pt solid #000000" fo:border-top="2.01pt solid #000000"/>
      <style:paragraph-properties fo:text-align="center" fo:margin-left="0in"/>
      <style:text-properties fo:font-weight="bold" style:font-weight-asian="bold" style:font-weight-complex="bold"/>
    </style:style>
    <style:style style:name="ce34" style:family="table-cell" style:parent-style-name="Default" style:data-style-name="N0">
      <style:table-cell-properties style:text-align-source="fix" style:repeat-content="false" fo:border="0.26pt solid #000000" fo:padding-bottom="0.0193in" fo:padding-left="0.0138in" fo:padding-right="0.0138in" fo:padding-top="0.0193in"/>
      <style:paragraph-properties fo:text-align="center" fo:margin-left="0in"/>
    </style:style>
    <style:style style:name="ce35" style:family="table-cell" style:parent-style-name="Default" style:data-style-name="N0">
      <style:table-cell-properties fo:border-bottom="2.01pt solid #000000" style:text-align-source="fix" style:repeat-content="false" fo:border-left="0.26pt solid #000000" fo:padding-bottom="0.0193in" fo:padding-left="0.0138in" fo:padding-right="0.0138in" fo:padding-top="0.0193in" fo:border-right="0.26pt solid #000000" fo:border-top="0.26pt solid #000000"/>
      <style:paragraph-properties fo:text-align="center" fo:margin-left="0in"/>
    </style:style>
    <style:style style:name="ce36" style:family="table-cell" style:parent-style-name="Default">
      <style:table-cell-properties style:text-align-source="fix" style:repeat-content="false"/>
      <style:paragraph-properties fo:text-align="center" fo:margin-left="0in"/>
    </style:style>
    <style:style style:name="ce37"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0.26pt solid #000000" fo:border-top="2.01pt solid #000000"/>
      <style:paragraph-properties fo:text-align="center" fo:margin-left="0in"/>
      <style:text-properties fo:font-weight="bold" style:font-weight-asian="bold" style:font-weight-complex="bold"/>
    </style:style>
    <style:style style:name="ce38" style:family="table-cell" style:parent-style-name="Default">
      <style:table-cell-properties style:text-align-source="fix" style:repeat-content="false" fo:border="0.26pt solid #000000" fo:padding-bottom="0.0193in" fo:padding-left="0.0138in" fo:padding-right="0.0138in" fo:padding-top="0.0193in"/>
      <style:paragraph-properties fo:text-align="center" fo:margin-left="0in"/>
    </style:style>
    <style:style style:name="ce39" style:family="table-cell" style:parent-style-name="Default">
      <style:table-cell-properties fo:border-bottom="2.01pt solid #000000" style:text-align-source="fix" style:repeat-content="false" fo:border-left="0.26pt solid #000000" fo:padding-bottom="0.0193in" fo:padding-left="0.0138in" fo:padding-right="0.0138in" fo:padding-top="0.0193in" fo:border-right="0.26pt solid #000000" fo:border-top="0.26pt solid #000000"/>
      <style:paragraph-properties fo:text-align="center" fo:margin-left="0in"/>
    </style:style>
    <style:style style:name="ce40"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2.01pt solid #000000" fo:border-top="2.01pt solid #000000"/>
      <style:paragraph-properties fo:text-align="center" fo:margin-left="0in"/>
      <style:text-properties fo:font-weight="bold" style:font-weight-asian="bold" style:font-weight-complex="bold"/>
    </style:style>
    <style:style style:name="ce41" style:family="table-cell" style:parent-style-name="Default">
      <style:table-cell-properties fo:border-bottom="0.26pt solid #000000" style:text-align-source="fix" style:repeat-content="false" fo:border-left="0.26pt solid #000000" fo:padding-bottom="0.0193in" fo:padding-left="0.0138in" fo:padding-right="0.0138in" fo:padding-top="0.0193in" fo:border-right="2.01pt solid #000000" fo:border-top="0.26pt solid #000000"/>
      <style:paragraph-properties fo:text-align="center" fo:margin-left="0in"/>
    </style:style>
    <style:style style:name="ce42" style:family="table-cell" style:parent-style-name="Default">
      <style:table-cell-properties fo:border-bottom="2.01pt solid #000000" style:text-align-source="fix" style:repeat-content="false" fo:border-left="0.26pt solid #000000" fo:padding-bottom="0.0193in" fo:padding-left="0.0138in" fo:padding-right="0.0138in" fo:padding-top="0.0193in" fo:border-right="2.01pt solid #000000" fo:border-top="0.26pt solid #000000"/>
      <style:paragraph-properties fo:text-align="center" fo:margin-left="0in"/>
    </style:style>
    <style:style style:name="T1" style:family="text">
      <style:text-properties fo:font-weight="bold" style:font-weight-asian="bold" style:font-weight-complex="bold"/>
    </style:style>
  </office:automatic-styles>
  <office:body>
    <office:spreadsheet>
      <table:table table:name="Material Table" table:style-name="ta1">
        <table:table-column table:style-name="co1" table:default-cell-style-name="ce16"/>
        <table:table-column table:style-name="co2" table:default-cell-style-name="ce34"/>
        <table:table-column table:style-name="co3" table:default-cell-style-name="ce38"/>
        <table:table-column table:style-name="co4" table:default-cell-style-name="ce41"/>
        <table:table-row table:style-name="ro1">
          <table:table-cell table:style-name="ce15" office:value-type="string">
            <text:p>Material</text:p>
          </table:table-cell>
          <table:table-cell table:style-name="ce19" office:value-type="string">
            <text:p>Power</text:p>
          </table:table-cell>
          <table:table-cell table:style-name="ce37" office:value-type="string">
            <text:p>W/A/B</text:p>
          </table:table-cell>
          <table:table-cell table:style-name="ce40" office:value-type="string">
            <text:p>Notes</text:p>
          </table:table-cell>
        </table:table-row>
        <table:table-row table:style-name="ro1">
          <table:table-cell office:value-type="string">
            <text:p>Uranium</text:p>
          </table:table-cell>
          <table:table-cell office:value-type="float" office:value="0">
            <text:p>0</text:p>
          </table:table-cell>
          <table:table-cell office:value-type="string">
            <text:p>Both</text:p>
          </table:table-cell>
          <table:table-cell office:value-type="string">
            <text:p>“Bad News”</text:p>
          </table:table-cell>
        </table:table-row>
        <table:table-row table:style-name="ro1">
          <table:table-cell office:value-type="string">
            <text:p>Bamboo</text:p>
          </table:table-cell>
          <table:table-cell office:value-type="float" office:value="1">
            <text:p>1</text:p>
          </table:table-cell>
          <table:table-cell office:value-type="string">
            <text:p>Weapons</text:p>
          </table:table-cell>
          <table:table-cell/>
        </table:table-row>
        <table:table-row table:style-name="ro1">
          <table:table-cell office:value-type="string">
            <text:p>Leather</text:p>
          </table:table-cell>
          <table:table-cell office:value-type="float" office:value="1">
            <text:p>1</text:p>
          </table:table-cell>
          <table:table-cell office:value-type="string">
            <text:p>Armor</text:p>
          </table:table-cell>
          <table:table-cell/>
        </table:table-row>
        <table:table-row table:style-name="ro1">
          <table:table-cell office:value-type="string">
            <text:p>Wood</text:p>
          </table:table-cell>
          <table:table-cell office:value-type="float" office:value="5">
            <text:p>5</text:p>
          </table:table-cell>
          <table:table-cell office:value-type="string">
            <text:p>Weapons</text:p>
          </table:table-cell>
          <table:table-cell office:value-type="string">
            <text:p>Becomes “Wooden”</text:p>
          </table:table-cell>
        </table:table-row>
        <table:table-row table:style-name="ro1">
          <table:table-cell office:value-type="string">
            <text:p>Fur</text:p>
          </table:table-cell>
          <table:table-cell office:value-type="float" office:value="5">
            <text:p>5</text:p>
          </table:table-cell>
          <table:table-cell office:value-type="string">
            <text:p>Armor</text:p>
          </table:table-cell>
          <table:table-cell/>
        </table:table-row>
        <table:table-row table:style-name="ro1">
          <table:table-cell office:value-type="string">
            <text:p>Stone</text:p>
          </table:table-cell>
          <table:table-cell office:value-type="float" office:value="9">
            <text:p>9</text:p>
          </table:table-cell>
          <table:table-cell office:value-type="string">
            <text:p>Weapons</text:p>
          </table:table-cell>
          <table:table-cell/>
        </table:table-row>
        <table:table-row table:style-name="ro1">
          <table:table-cell office:value-type="string">
            <text:p>Silk</text:p>
          </table:table-cell>
          <table:table-cell office:value-type="float" office:value="9">
            <text:p>9</text:p>
          </table:table-cell>
          <table:table-cell office:value-type="string">
            <text:p>Armor</text:p>
          </table:table-cell>
          <table:table-cell/>
        </table:table-row>
        <table:table-row table:style-name="ro1">
          <table:table-cell office:value-type="string">
            <text:p>Bone</text:p>
          </table:table-cell>
          <table:table-cell office:value-type="float" office:value="13">
            <text:p>13</text:p>
          </table:table-cell>
          <table:table-cell office:value-type="string">
            <text:p>Weapons</text:p>
          </table:table-cell>
          <table:table-cell/>
        </table:table-row>
        <table:table-row table:style-name="ro1">
          <table:table-cell office:value-type="string">
            <text:p>Shell</text:p>
          </table:table-cell>
          <table:table-cell office:value-type="float" office:value="13">
            <text:p>13</text:p>
          </table:table-cell>
          <table:table-cell office:value-type="string">
            <text:p>Armor</text:p>
          </table:table-cell>
          <table:table-cell/>
        </table:table-row>
        <table:table-row table:style-name="ro1">
          <table:table-cell office:value-type="string">
            <text:p>Obsidian</text:p>
          </table:table-cell>
          <table:table-cell office:value-type="float" office:value="17">
            <text:p>17</text:p>
          </table:table-cell>
          <table:table-cell office:value-type="string">
            <text:p>Weapons</text:p>
          </table:table-cell>
          <table:table-cell/>
        </table:table-row>
        <table:table-row table:style-name="ro1">
          <table:table-cell office:value-type="string">
            <text:p>Scale</text:p>
          </table:table-cell>
          <table:table-cell office:value-type="float" office:value="17">
            <text:p>17</text:p>
          </table:table-cell>
          <table:table-cell office:value-type="string">
            <text:p>Armor</text:p>
          </table:table-cell>
          <table:table-cell/>
        </table:table-row>
        <table:table-row table:style-name="ro1">
          <table:table-cell office:value-type="string">
            <text:p>Copper</text:p>
          </table:table-cell>
          <table:table-cell office:value-type="float" office:value="21">
            <text:p>21</text:p>
          </table:table-cell>
          <table:table-cell office:value-type="string">
            <text:p>Both</text:p>
          </table:table-cell>
          <table:table-cell/>
        </table:table-row>
        <table:table-row table:style-name="ro1">
          <table:table-cell office:value-type="string">
            <text:p>Bronze</text:p>
          </table:table-cell>
          <table:table-cell office:value-type="float" office:value="25">
            <text:p>25</text:p>
          </table:table-cell>
          <table:table-cell office:value-type="string">
            <text:p>Both</text:p>
          </table:table-cell>
          <table:table-cell/>
        </table:table-row>
        <table:table-row table:style-name="ro1">
          <table:table-cell office:value-type="string">
            <text:p>Iron</text:p>
          </table:table-cell>
          <table:table-cell office:value-type="float" office:value="29">
            <text:p>29</text:p>
          </table:table-cell>
          <table:table-cell office:value-type="string">
            <text:p>Both</text:p>
          </table:table-cell>
          <table:table-cell/>
        </table:table-row>
        <table:table-row table:style-name="ro1">
          <table:table-cell office:value-type="string">
            <text:p>Steel</text:p>
          </table:table-cell>
          <table:table-cell office:value-type="float" office:value="33">
            <text:p>33</text:p>
          </table:table-cell>
          <table:table-cell office:value-type="string">
            <text:p>Both</text:p>
          </table:table-cell>
          <table:table-cell/>
        </table:table-row>
        <table:table-row table:style-name="ro1">
          <table:table-cell office:value-type="string">
            <text:p>Titanium</text:p>
          </table:table-cell>
          <table:table-cell office:value-type="float" office:value="37">
            <text:p>37</text:p>
          </table:table-cell>
          <table:table-cell office:value-type="string">
            <text:p>Both</text:p>
          </table:table-cell>
          <table:table-cell/>
        </table:table-row>
        <table:table-row table:style-name="ro1">
          <table:table-cell office:value-type="string">
            <text:p>Silver</text:p>
          </table:table-cell>
          <table:table-cell office:value-type="float" office:value="41">
            <text:p>41</text:p>
          </table:table-cell>
          <table:table-cell office:value-type="string">
            <text:p>Both</text:p>
          </table:table-cell>
          <table:table-cell/>
        </table:table-row>
        <table:table-row table:style-name="ro1">
          <table:table-cell office:value-type="string">
            <text:p>Gold</text:p>
          </table:table-cell>
          <table:table-cell office:value-type="float" office:value="45">
            <text:p>45</text:p>
          </table:table-cell>
          <table:table-cell office:value-type="string">
            <text:p>Both</text:p>
          </table:table-cell>
          <table:table-cell/>
        </table:table-row>
        <table:table-row table:style-name="ro1">
          <table:table-cell office:value-type="string">
            <text:p>Platinum</text:p>
          </table:table-cell>
          <table:table-cell office:value-type="float" office:value="49">
            <text:p>49</text:p>
          </table:table-cell>
          <table:table-cell office:value-type="string">
            <text:p>Both</text:p>
          </table:table-cell>
          <table:table-cell/>
        </table:table-row>
        <table:table-row table:style-name="ro1">
          <table:table-cell office:value-type="string">
            <text:p>Amethyst</text:p>
          </table:table-cell>
          <table:table-cell office:value-type="float" office:value="53">
            <text:p>53</text:p>
          </table:table-cell>
          <table:table-cell office:value-type="string">
            <text:p>Both</text:p>
          </table:table-cell>
          <table:table-cell/>
        </table:table-row>
        <table:table-row table:style-name="ro1">
          <table:table-cell office:value-type="string">
            <text:p>Beryl</text:p>
          </table:table-cell>
          <table:table-cell office:value-type="float" office:value="57">
            <text:p>57</text:p>
          </table:table-cell>
          <table:table-cell office:value-type="string">
            <text:p>Both</text:p>
          </table:table-cell>
          <table:table-cell/>
        </table:table-row>
        <table:table-row table:style-name="ro1">
          <table:table-cell office:value-type="string">
            <text:p>Emerald</text:p>
          </table:table-cell>
          <table:table-cell office:value-type="float" office:value="61">
            <text:p>61</text:p>
          </table:table-cell>
          <table:table-cell office:value-type="string">
            <text:p>Both</text:p>
          </table:table-cell>
          <table:table-cell/>
        </table:table-row>
        <table:table-row table:style-name="ro1">
          <table:table-cell office:value-type="string">
            <text:p>Garnet</text:p>
          </table:table-cell>
          <table:table-cell office:value-type="float" office:value="65">
            <text:p>65</text:p>
          </table:table-cell>
          <table:table-cell office:value-type="string">
            <text:p>Both</text:p>
          </table:table-cell>
          <table:table-cell/>
        </table:table-row>
        <table:table-row table:style-name="ro1">
          <table:table-cell office:value-type="string">
            <text:p>Jade</text:p>
          </table:table-cell>
          <table:table-cell office:value-type="float" office:value="69">
            <text:p>69</text:p>
          </table:table-cell>
          <table:table-cell office:value-type="string">
            <text:p>Both</text:p>
          </table:table-cell>
          <table:table-cell/>
        </table:table-row>
        <table:table-row table:style-name="ro1">
          <table:table-cell office:value-type="string">
            <text:p>Opal</text:p>
          </table:table-cell>
          <table:table-cell office:value-type="float" office:value="73">
            <text:p>73</text:p>
          </table:table-cell>
          <table:table-cell office:value-type="string">
            <text:p>Both</text:p>
          </table:table-cell>
          <table:table-cell/>
        </table:table-row>
        <table:table-row table:style-name="ro1">
          <table:table-cell office:value-type="string">
            <text:p>Quartz</text:p>
          </table:table-cell>
          <table:table-cell office:value-type="float" office:value="77">
            <text:p>77</text:p>
          </table:table-cell>
          <table:table-cell office:value-type="string">
            <text:p>Both</text:p>
          </table:table-cell>
          <table:table-cell/>
        </table:table-row>
        <table:table-row table:style-name="ro1">
          <table:table-cell office:value-type="string">
            <text:p>Ruby</text:p>
          </table:table-cell>
          <table:table-cell office:value-type="float" office:value="81">
            <text:p>81</text:p>
          </table:table-cell>
          <table:table-cell office:value-type="string">
            <text:p>Both</text:p>
          </table:table-cell>
          <table:table-cell/>
        </table:table-row>
        <table:table-row table:style-name="ro1">
          <table:table-cell office:value-type="string">
            <text:p>Sapphire</text:p>
          </table:table-cell>
          <table:table-cell office:value-type="float" office:value="85">
            <text:p>85</text:p>
          </table:table-cell>
          <table:table-cell office:value-type="string">
            <text:p>Both</text:p>
          </table:table-cell>
          <table:table-cell/>
        </table:table-row>
        <table:table-row table:style-name="ro1">
          <table:table-cell office:value-type="string">
            <text:p>Topaz</text:p>
          </table:table-cell>
          <table:table-cell office:value-type="float" office:value="89">
            <text:p>89</text:p>
          </table:table-cell>
          <table:table-cell office:value-type="string">
            <text:p>Both</text:p>
          </table:table-cell>
          <table:table-cell/>
        </table:table-row>
        <table:table-row table:style-name="ro1">
          <table:table-cell office:value-type="string">
            <text:p>Diamond</text:p>
          </table:table-cell>
          <table:table-cell office:value-type="float" office:value="93">
            <text:p>93</text:p>
          </table:table-cell>
          <table:table-cell office:value-type="string">
            <text:p>Both</text:p>
          </table:table-cell>
          <table:table-cell/>
        </table:table-row>
        <table:table-row table:style-name="ro1">
          <table:table-cell table:style-name="ce17" office:value-type="string">
            <text:p>Magic</text:p>
          </table:table-cell>
          <table:table-cell table:style-name="ce35" office:value-type="float" office:value="97">
            <text:p>97</text:p>
          </table:table-cell>
          <table:table-cell table:style-name="ce39" office:value-type="string">
            <text:p>Both</text:p>
          </table:table-cell>
          <table:table-cell table:style-name="ce42" office:value-type="string">
            <text:p>“The Stuff of Legends”</text:p>
          </table:table-cell>
        </table:table-row>
        <table:table-row table:style-name="ro2">
          <table:table-cell table:style-name="ce18" office:value-type="string" table:number-columns-spanned="4" table:number-rows-spanned="1">
            <text:p><text:span text:style-name="T1">Prefixes:</text:span> If a raw material full name is preceded by the prefix “Fine”, add 1 to the listed Power. For a prefix of “Rare”, add 2 to the listed Power. <text:s/>For a prefix of “Pure”, add 3 to the listed Power <text:s/>Uranium is never found in Fine, Rare, or Pure form. Magic is never found in Pure form, but does occur in Fine and Rare forms.</text:p>
          </table:table-cell>
          <table:covered-table-cell table:number-columns-repeated="3" table:style-name="ce36"/>
        </table:table-row>
        <table:table-row table:style-name="ro3">
          <table:table-cell table:style-name="ce18" office:value-type="string" table:number-columns-spanned="4" table:number-rows-spanned="1">
            <text:p><text:span text:style-name="T1">Multipliers:</text:span> All base Powers get multiplied by 10 to determine the effective Power.</text:p>
          </table:table-cell>
          <table:covered-table-cell table:number-columns-repeated="3" table:style-name="ce36"/>
        </table:table-row>
        <table:table-row table:style-name="ro3">
          <table:table-cell table:style-name="ce18" office:value-type="string" table:number-columns-spanned="4" table:number-rows-spanned="1">
            <text:p><text:span text:style-name="T1">Bonuses:</text:span> All bought items can be improved up to 9 times, for increasing costs each time.</text:p>
          </table:table-cell>
          <table:covered-table-cell table:number-columns-repeated="3" table:style-name="ce3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table-centering="horizontal" style:writing-mode="lr-tb"/>
      <style:header-style>
        <style:header-footer-properties fo:min-height="0.3in" fo:margin-left="0in" fo:margin-right="0in" fo:margin-bottom="0.1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 V4.0</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146in"/>
    </style:style>
    <style:style style:name="co2" style:family="table-column">
      <style:table-column-properties fo:break-before="auto" style:column-width="0.478in"/>
    </style:style>
    <style:style style:name="co3" style:family="table-column">
      <style:table-column-properties fo:break-before="auto" style:column-width="0.439in"/>
    </style:style>
    <style:style style:name="co4" style:family="table-column">
      <style:table-column-properties fo:break-before="auto" style:column-width="0.4098in"/>
    </style:style>
    <style:style style:name="co5" style:family="table-column">
      <style:table-column-properties fo:break-before="auto" style:column-width="0.4in"/>
    </style:style>
    <style:style style:name="co6" style:family="table-column">
      <style:table-column-properties fo:break-before="auto" style:column-width="0.4291in"/>
    </style:style>
    <style:style style:name="co7" style:family="table-column">
      <style:table-column-properties fo:break-before="auto" style:column-width="0.3516in"/>
    </style:style>
    <style:style style:name="co8" style:family="table-column">
      <style:table-column-properties fo:break-before="auto" style:column-width="0.889in"/>
    </style:style>
    <style:style style:name="ro1" style:family="table-row">
      <style:table-row-properties style:row-height="0.1791in" fo:break-before="auto" style:use-optimal-row-height="true"/>
    </style:style>
    <style:style style:name="ro2" style:family="table-row">
      <style:table-row-properties style:row-height="0.1945in"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style:text-align-source="fix" style:repeat-content="false"/>
      <style:paragraph-properties fo:text-align="center" fo:margin-left="0in"/>
      <style:text-properties style:text-position=""/>
    </style:style>
    <style:style style:name="ce27" style:family="table-cell" style:parent-style-name="Default">
      <style:table-cell-properties style:text-align-source="fix" style:repeat-content="false" style:direction="ttb" style:vertical-align="middle"/>
      <style:paragraph-properties fo:text-align="end"/>
      <style:text-properties style:text-position="" fo:font-weight="bold" style:font-weight-asian="bold" style:font-weight-complex="bold"/>
    </style:style>
    <style:style style:name="ce28" style:family="table-cell" style:parent-style-name="Default">
      <style:table-cell-properties style:diagonal-bl-tr="0.99pt solid #000000" style:diagonal-tl-br="0.99pt solid #000000" style:text-align-source="fix" style:repeat-content="false" fo:border="0.99pt solid #000000"/>
      <style:paragraph-properties fo:text-align="end" fo:margin-left="0in"/>
      <style:text-properties style:text-position=""/>
    </style:style>
    <style:style style:name="ce29" style:family="table-cell" style:parent-style-name="Default">
      <style:table-cell-properties style:diagonal-bl-tr="none" style:diagonal-tl-br="none" style:text-align-source="fix" style:repeat-content="false" fo:border="0.99pt solid #000000"/>
      <style:paragraph-properties fo:text-align="end" fo:margin-left="0in"/>
      <style:text-properties style:text-position=""/>
    </style:style>
    <style:style style:name="ce30" style:family="table-cell" style:parent-style-name="Default">
      <style:table-cell-properties style:text-align-source="fix" style:repeat-content="false"/>
      <style:paragraph-properties fo:text-align="center" fo:margin-left="0in"/>
      <style:text-properties style:text-position="" style:text-underline-style="solid" style:text-underline-width="auto" style:text-underline-color="font-color" fo:font-weight="bold" style:font-weight-asian="bold" style:font-weight-complex="bold"/>
    </style:style>
    <style:style style:name="ce31" style:family="table-cell" style:parent-style-name="Default">
      <style:table-cell-properties fo:background-color="#00ff00" style:text-align-source="fix" style:repeat-content="false"/>
      <style:paragraph-properties fo:text-align="start" fo:margin-left="0in"/>
      <style:text-properties style:text-position=""/>
    </style:style>
    <style:style style:name="ce32" style:family="table-cell" style:parent-style-name="Default">
      <style:table-cell-properties style:text-align-source="fix" style:repeat-content="false"/>
      <style:paragraph-properties fo:text-align="start" fo:margin-left="0in"/>
      <style:text-properties style:text-position=""/>
    </style:style>
    <style:style style:name="ce33" style:family="table-cell" style:parent-style-name="Default">
      <style:table-cell-properties fo:background-color="#ff0000" style:text-align-source="fix" style:repeat-content="false"/>
      <style:paragraph-properties fo:text-align="start" fo:margin-left="0in"/>
      <style:text-properties fo:color="#000000" style:text-position=""/>
    </style:style>
    <style:style style:name="ce34" style:family="table-cell" style:parent-style-name="Default">
      <style:table-cell-properties fo:background-color="#000000" style:text-align-source="fix" style:repeat-content="false"/>
      <style:paragraph-properties fo:text-align="start" fo:margin-left="0in"/>
      <style:text-properties fo:color="#ffffff" style:text-position=""/>
    </style:style>
    <style:style style:name="ce35" style:family="table-cell" style:parent-style-name="Default">
      <style:table-cell-properties style:diagonal-bl-tr="none" style:diagonal-tl-br="none" style:text-align-source="fix" style:repeat-content="false" fo:border="none"/>
      <style:paragraph-properties fo:text-align="center" fo:margin-left="0in"/>
      <style:text-properties style:text-position="" fo:font-weight="bold" style:font-weight-asian="bold" style:font-weight-complex="bold"/>
    </style:style>
    <style:style style:name="ce36" style:family="table-cell" style:parent-style-name="Default">
      <style:table-cell-properties style:diagonal-bl-tr="none" style:diagonal-tl-br="none" style:text-align-source="fix" style:repeat-content="false" fo:border="0.99pt solid #000000"/>
      <style:paragraph-properties fo:text-align="center" fo:margin-left="0in"/>
      <style:text-properties style:text-position=""/>
    </style:style>
    <style:style style:name="ce37"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style:text-position=""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38"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style:text-position=""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39" style:family="table-cell" style:parent-style-name="Plus">
      <style:table-cell-properties fo:background-color="transparent"/>
      <style:text-properties style:text-position=""/>
    </style:style>
    <style:style style:name="ce40"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style:text-position=""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41" style:family="table-cell" style:parent-style-name="Default">
      <style:table-cell-properties fo:background-color="transparent"/>
      <style:text-properties style:text-position=""/>
    </style:style>
    <style:style style:name="ce42" style:family="table-cell" style:parent-style-name="Zero">
      <style:table-cell-properties fo:background-color="transparent"/>
      <style:text-properties style:text-positio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style:text-align-source="fix" style:repeat-content="false" style:direction="ttb" style:vertical-align="middle"/>
      <style:paragraph-properties fo:text-align="end"/>
      <style:text-properties fo:font-weight="bold" style:font-weight-asian="bold" style:font-weight-complex="bold"/>
    </style:style>
    <style:style style:name="ce20" style:family="table-cell" style:parent-style-name="Default">
      <style:table-cell-properties style:diagonal-bl-tr="0.99pt solid #000000" style:diagonal-tl-br="0.99pt solid #000000" style:text-align-source="fix" style:repeat-content="false" fo:border="0.99pt solid #000000"/>
      <style:paragraph-properties fo:text-align="end" fo:margin-left="0in"/>
    </style:style>
    <style:style style:name="ce21" style:family="table-cell" style:parent-style-name="Default">
      <style:table-cell-properties style:diagonal-bl-tr="none" style:diagonal-tl-br="none" style:text-align-source="fix" style:repeat-content="false" fo:border="0.99pt solid #000000"/>
      <style:paragraph-properties fo:text-align="end" fo:margin-left="0in"/>
    </style:style>
    <style:style style:name="ce22"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3" style:family="table-cell" style:parent-style-name="Default">
      <style:table-cell-properties fo:background-color="#00ff00" style:text-align-source="fix" style:repeat-content="false"/>
      <style:paragraph-properties fo:text-align="start" fo:margin-left="0in"/>
    </style:style>
    <style:style style:name="ce24" style:family="table-cell" style:parent-style-name="Default">
      <style:table-cell-properties style:text-align-source="fix" style:repeat-content="false"/>
      <style:paragraph-properties fo:text-align="start" fo:margin-left="0in"/>
    </style:style>
    <style:style style:name="ce25" style:family="table-cell" style:parent-style-name="Default">
      <style:table-cell-properties fo:background-color="#ff0000" style:text-align-source="fix" style:repeat-content="false"/>
      <style:paragraph-properties fo:text-align="start" fo:margin-left="0in"/>
      <style:text-properties fo:color="#000000"/>
    </style:style>
    <style:style style:name="ce43" style:family="table-cell" style:parent-style-name="Default">
      <style:table-cell-properties fo:background-color="#000000" style:text-align-source="fix" style:repeat-content="false"/>
      <style:paragraph-properties fo:text-align="start" fo:margin-left="0in"/>
      <style:text-properties fo:color="#ffffff"/>
    </style:style>
    <style:style style:name="ce44" style:family="table-cell" style:parent-style-name="Default">
      <style:table-cell-properties style:diagonal-bl-tr="none" style:diagonal-tl-br="none" style:text-align-source="fix" style:repeat-content="false" fo:border="none"/>
      <style:paragraph-properties fo:text-align="center" fo:margin-left="0in"/>
      <style:text-properties fo:font-weight="bold" style:font-weight-asian="bold" style:font-weight-complex="bold"/>
    </style:style>
    <style:style style:name="ce45" style:family="table-cell" style:parent-style-name="Default">
      <style:table-cell-properties style:diagonal-bl-tr="none" style:diagonal-tl-br="none" style:text-align-source="fix" style:repeat-content="false" fo:border="0.99pt solid #000000"/>
      <style:paragraph-properties fo:text-align="center" fo:margin-left="0in"/>
    </style:style>
    <style:style style:name="ce46"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47"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48" style:family="table-cell" style:parent-style-name="Plus">
      <style:table-cell-properties fo:background-color="transparent"/>
    </style:style>
    <style:style style:name="ce49" style:family="table-cell" style:parent-style-name="Default" style:data-style-name="N123">
      <style:table-cell-properties style:diagonal-bl-tr="none" style:diagonal-tl-br="none" style:text-align-source="fix" style:repeat-content="false" fo:border="0.99pt solid #000000"/>
      <style:paragraph-properties fo:text-align="center" fo:margin-left="0in"/>
      <style:text-properties fo:font-weight="bold" style:font-weight-asian="bold" style:font-weight-complex="bold"/>
      <style:map style:condition="cell-content()=&quot;Z&quot;" style:apply-style-name="Zero" style:base-cell-address="'Faith Table'.Z26"/>
      <style:map style:condition="cell-content()&gt;0" style:apply-style-name="Plus" style:base-cell-address="'Faith Table'.Z26"/>
      <style:map style:condition="cell-content()&lt;0" style:apply-style-name="Minus" style:base-cell-address="'Faith Table'.Z26"/>
    </style:style>
    <style:style style:name="ce50" style:family="table-cell" style:parent-style-name="Default">
      <style:table-cell-properties fo:background-color="transparent"/>
    </style:style>
    <style:style style:name="ce51" style:family="table-cell" style:parent-style-name="Zero">
      <style:table-cell-properties fo:background-color="transparent"/>
    </style:style>
  </office:automatic-styles>
  <office:body>
    <office:spreadsheet>
      <table:table table:name="Faith Table" table:style-name="ta1">
        <table:table-column table:style-name="co1" table:default-cell-style-name="Default"/>
        <table:table-column table:style-name="co2" table:default-cell-style-name="ce21"/>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4" table:default-cell-style-name="ce46"/>
        <table:table-column table:style-name="co2" table:default-cell-style-name="Default"/>
        <table:table-column table:style-name="co3" table:default-cell-style-name="ce49"/>
        <table:table-column table:style-name="co7" table:default-cell-style-name="ce49"/>
        <table:table-column table:style-name="co2" table:default-cell-style-name="ce49"/>
        <table:table-row table:style-name="ro1">
          <table:table-cell table:style-name="ce18"/>
          <table:table-cell table:style-name="Default"/>
          <table:table-cell table:style-name="ce44" office:value-type="string" table:number-columns-spanned="9" table:number-rows-spanned="1">
            <text:p>DEFENSE</text:p>
          </table:table-cell>
          <table:covered-table-cell table:number-columns-repeated="8" table:style-name="ce45"/>
        </table:table-row>
        <table:table-row table:style-name="ro1">
          <table:table-cell table:style-name="ce18"/>
          <table:table-cell table:style-name="ce20"/>
          <table:table-cell table:style-name="ce45" office:value-type="string">
            <text:p>None</text:p>
          </table:table-cell>
          <table:table-cell table:style-name="ce45" office:value-type="string">
            <text:p>Heat</text:p>
          </table:table-cell>
          <table:table-cell table:style-name="ce45" office:value-type="string">
            <text:p>Cold</text:p>
          </table:table-cell>
          <table:table-cell table:style-name="ce45" office:value-type="string">
            <text:p>Rock</text:p>
          </table:table-cell>
          <table:table-cell table:style-name="ce45" office:value-type="string">
            <text:p>Gust</text:p>
          </table:table-cell>
          <table:table-cell table:style-name="ce45" office:value-type="string">
            <text:p>Beam</text:p>
          </table:table-cell>
          <table:table-cell table:style-name="ce45" office:value-type="string">
            <text:p>Dead</text:p>
          </table:table-cell>
          <table:table-cell table:style-name="ce45" office:value-type="string">
            <text:p>Bolt</text:p>
          </table:table-cell>
          <table:table-cell table:style-name="ce45" office:value-type="string">
            <text:p>Boom</text:p>
          </table:table-cell>
        </table:table-row>
        <table:table-row table:style-name="ro2">
          <table:table-cell table:style-name="ce19" office:value-type="string" table:number-columns-spanned="1" table:number-rows-spanned="9">
            <text:p>ATTACK</text:p>
          </table:table-cell>
          <table:table-cell office:value-type="string">
            <text:p>None</text:p>
          </table:table-cell>
          <table:table-cell table:number-columns-repeated="5" office:value-type="float" office:value="0">
            <text:p>0</text:p>
          </table:table-cell>
          <table:table-cell table:number-columns-repeated="4" table:style-name="ce46" office:value-type="float" office:value="0">
            <text:p>0</text:p>
          </table:table-cell>
        </table:table-row>
        <table:table-row table:style-name="ro2">
          <table:covered-table-cell/>
          <table:table-cell office:value-type="string">
            <text:p>Heat</text:p>
          </table:table-cell>
          <table:table-cell office:value-type="float" office:value="0">
            <text:p>0</text:p>
          </table:table-cell>
          <table:table-cell table:style-name="ce47" office:value-type="string">
            <text:p>Z</text:p>
          </table:table-cell>
          <table:table-cell table:style-name="ce49" table:formula="of:=-[.D5]" office:value-type="float" office:value="1">
            <text:p>+1</text:p>
          </table:table-cell>
          <table:table-cell table:style-name="ce49" table:formula="of:=-[.D6]" office:value-type="float" office:value="-1">
            <text:p>-1</text:p>
          </table:table-cell>
          <table:table-cell table:style-name="ce49" table:formula="of:=-[.D7]" office:value-type="float" office:value="-0">
            <text:p>0</text:p>
          </table:table-cell>
          <table:table-cell table:style-name="ce49" table:formula="of:=-[.D8]" office:value-type="float" office:value="-0">
            <text:p>0</text:p>
          </table:table-cell>
          <table:table-cell table:formula="of:=-[.D9]" office:value-type="float" office:value="-0">
            <text:p>0</text:p>
          </table:table-cell>
          <table:table-cell table:formula="of:=-[.D10]" office:value-type="float" office:value="1">
            <text:p>+1</text:p>
          </table:table-cell>
          <table:table-cell table:formula="of:=-[.D11]" office:value-type="float" office:value="-1">
            <text:p>-1</text:p>
          </table:table-cell>
        </table:table-row>
        <table:table-row table:style-name="ro2">
          <table:covered-table-cell/>
          <table:table-cell office:value-type="string">
            <text:p>Cold</text:p>
          </table:table-cell>
          <table:table-cell office:value-type="float" office:value="0">
            <text:p>0</text:p>
          </table:table-cell>
          <table:table-cell office:value-type="float" office:value="-1">
            <text:p>-1</text:p>
          </table:table-cell>
          <table:table-cell table:style-name="ce47" office:value-type="string">
            <text:p>Z</text:p>
          </table:table-cell>
          <table:table-cell table:style-name="ce49" table:formula="of:=-[.E6]" office:value-type="float" office:value="-0">
            <text:p>0</text:p>
          </table:table-cell>
          <table:table-cell table:style-name="ce49" table:formula="of:=-[.E7]" office:value-type="float" office:value="1">
            <text:p>+1</text:p>
          </table:table-cell>
          <table:table-cell table:style-name="ce49" table:formula="of:=-[.E8]" office:value-type="float" office:value="1">
            <text:p>+1</text:p>
          </table:table-cell>
          <table:table-cell table:formula="of:=-[.E9]" office:value-type="float" office:value="-1">
            <text:p>-1</text:p>
          </table:table-cell>
          <table:table-cell table:formula="of:=-[.E10]" office:value-type="float" office:value="-0">
            <text:p>0</text:p>
          </table:table-cell>
          <table:table-cell table:formula="of:=-[.E11]" office:value-type="float" office:value="-0">
            <text:p>0</text:p>
          </table:table-cell>
        </table:table-row>
        <table:table-row table:style-name="ro2">
          <table:covered-table-cell/>
          <table:table-cell office:value-type="string">
            <text:p>Rock</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7" office:value-type="string">
            <text:p>Z</text:p>
          </table:table-cell>
          <table:table-cell table:style-name="ce49" table:formula="of:=-[.F7]" office:value-type="float" office:value="-1">
            <text:p>-1</text:p>
          </table:table-cell>
          <table:table-cell table:style-name="ce49" table:formula="of:=-[.F8]" office:value-type="float" office:value="-0">
            <text:p>0</text:p>
          </table:table-cell>
          <table:table-cell table:formula="of:=-[.F9]" office:value-type="float" office:value="1">
            <text:p>+1</text:p>
          </table:table-cell>
          <table:table-cell table:formula="of:=-[.F10]" office:value-type="float" office:value="-1">
            <text:p>-1</text:p>
          </table:table-cell>
          <table:table-cell table:formula="of:=-[.F11]" office:value-type="float" office:value="-0">
            <text:p>0</text:p>
          </table:table-cell>
        </table:table-row>
        <table:table-row table:style-name="ro2">
          <table:covered-table-cell/>
          <table:table-cell office:value-type="string">
            <text:p>Gust</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table:style-name="ce47" office:value-type="string">
            <text:p>Z</text:p>
          </table:table-cell>
          <table:table-cell table:style-name="ce49" table:formula="of:=-[.G8]" office:value-type="float" office:value="-1">
            <text:p>-1</text:p>
          </table:table-cell>
          <table:table-cell table:formula="of:=-[.G9]" office:value-type="float" office:value="-0">
            <text:p>0</text:p>
          </table:table-cell>
          <table:table-cell table:formula="of:=-[.G10]" office:value-type="float" office:value="-0">
            <text:p>0</text:p>
          </table:table-cell>
          <table:table-cell table:formula="of:=-[.G11]" office:value-type="float" office:value="1">
            <text:p>+1</text:p>
          </table:table-cell>
        </table:table-row>
        <table:table-row table:style-name="ro2">
          <table:covered-table-cell/>
          <table:table-cell office:value-type="string">
            <text:p>Beam</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47" office:value-type="string">
            <text:p>Z</text:p>
          </table:table-cell>
          <table:table-cell table:formula="of:=-[.H9]" office:value-type="float" office:value="1">
            <text:p>+1</text:p>
          </table:table-cell>
          <table:table-cell table:formula="of:=-[.H10]" office:value-type="float" office:value="-0">
            <text:p>0</text:p>
          </table:table-cell>
          <table:table-cell table:formula="of:=-[.H11]" office:value-type="float" office:value="-1">
            <text:p>-1</text:p>
          </table:table-cell>
        </table:table-row>
        <table:table-row table:style-name="ro2">
          <table:covered-table-cell/>
          <table:table-cell office:value-type="string">
            <text:p>Dead</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table:style-name="ce46" office:value-type="float" office:value="-1">
            <text:p>-1</text:p>
          </table:table-cell>
          <table:table-cell table:style-name="ce47" office:value-type="string">
            <text:p>Z</text:p>
          </table:table-cell>
          <table:table-cell table:formula="of:=-[.I10]" office:value-type="float" office:value="1">
            <text:p>+1</text:p>
          </table:table-cell>
          <table:table-cell table:formula="of:=-[.I11]" office:value-type="float" office:value="-0">
            <text:p>0</text:p>
          </table:table-cell>
        </table:table-row>
        <table:table-row table:style-name="ro2">
          <table:covered-table-cell/>
          <table:table-cell office:value-type="string">
            <text:p>Bolt</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6" office:value-type="float" office:value="0">
            <text:p>0</text:p>
          </table:table-cell>
          <table:table-cell table:style-name="ce46" office:value-type="float" office:value="-1">
            <text:p>-1</text:p>
          </table:table-cell>
          <table:table-cell table:style-name="ce47" office:value-type="string">
            <text:p>Z</text:p>
          </table:table-cell>
          <table:table-cell table:formula="of:=-[.J11]" office:value-type="float" office:value="1">
            <text:p>+1</text:p>
          </table:table-cell>
        </table:table-row>
        <table:table-row table:style-name="ro2">
          <table:covered-table-cell/>
          <table:table-cell office:value-type="string">
            <text:p>Boom</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style-name="ce46" office:value-type="float" office:value="1">
            <text:p>+1</text:p>
          </table:table-cell>
          <table:table-cell table:style-name="ce46" office:value-type="float" office:value="0">
            <text:p>0</text:p>
          </table:table-cell>
          <table:table-cell table:style-name="ce46" office:value-type="float" office:value="-1">
            <text:p>-1</text:p>
          </table:table-cell>
          <table:table-cell table:style-name="ce47" office:value-type="string">
            <text:p>Z</text:p>
          </table:table-cell>
        </table:table-row>
        <table:table-row table:style-name="ro1">
          <table:table-cell/>
          <table:table-cell table:style-name="ce22" office:value-type="string" table:number-columns-spanned="2" table:number-rows-spanned="1">
            <text:p>Key</text:p>
          </table:table-cell>
          <table:covered-table-cell table:style-name="Default"/>
          <table:table-cell table:style-name="Default" table:number-columns-repeated="4"/>
          <table:table-cell/>
          <table:table-cell table:style-name="Default" table:number-columns-repeated="3"/>
        </table:table-row>
        <table:table-row table:style-name="ro1">
          <table:table-cell/>
          <table:table-cell table:style-name="ce23" office:value-type="string" table:number-columns-spanned="2" table:number-rows-spanned="1">
            <text:p>Damage x1.5</text:p>
          </table:table-cell>
          <table:covered-table-cell table:style-name="Default"/>
          <table:table-cell table:style-name="ce48"/>
          <table:table-cell table:style-name="ce50"/>
          <table:table-cell table:style-name="ce51"/>
          <table:table-cell table:style-name="ce50"/>
          <table:table-cell/>
          <table:table-cell table:style-name="Default" table:number-columns-repeated="3"/>
        </table:table-row>
        <table:table-row table:style-name="ro1">
          <table:table-cell/>
          <table:table-cell table:style-name="ce24" office:value-type="string" table:number-columns-spanned="2" table:number-rows-spanned="1">
            <text:p>Damage x1.0</text:p>
          </table:table-cell>
          <table:covered-table-cell table:style-name="Default"/>
          <table:table-cell table:style-name="Default" table:number-columns-repeated="4"/>
          <table:table-cell/>
          <table:table-cell table:style-name="Default" table:number-columns-repeated="3"/>
        </table:table-row>
        <table:table-row table:style-name="ro1">
          <table:table-cell/>
          <table:table-cell table:style-name="ce25" office:value-type="string" table:number-columns-spanned="2" table:number-rows-spanned="1">
            <text:p>Damage x0.5</text:p>
          </table:table-cell>
          <table:covered-table-cell table:style-name="Default"/>
          <table:table-cell table:style-name="Default" table:number-columns-repeated="4"/>
          <table:table-cell/>
          <table:table-cell table:style-name="Default" table:number-columns-repeated="3"/>
        </table:table-row>
        <table:table-row table:style-name="ro1">
          <table:table-cell/>
          <table:table-cell table:style-name="ce43" office:value-type="string" table:number-columns-spanned="2" table:number-rows-spanned="1">
            <text:p>Damage x0.0</text:p>
          </table:table-cell>
          <table:covered-table-cell table:style-name="Default"/>
          <table:table-cell table:style-name="Default" table:number-columns-repeated="4"/>
          <table:table-cell/>
          <table:table-cell table:style-name="Default"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number:number-style style:name="N123P0" style:volatile="true">
      <number:text>+</number:text>
      <number:number number:decimal-places="0" number:min-integer-digits="1"/>
    </number:number-style>
    <number:number-style style:name="N123P1" style:volatile="true">
      <number:text>-</number:text>
      <number:number number:decimal-places="0" number:min-integer-digits="1"/>
    </number:number-style>
    <number:number-style style:name="N123">
      <number:number number:decimal-places="0" number:min-integer-digits="1"/>
      <style:map style:condition="value()&gt;0" style:apply-style-name="N123P0"/>
      <style:map style:condition="value()&lt;0" style:apply-style-name="N123P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Zero" style:family="table-cell" style:parent-style-name="Default">
      <style:table-cell-properties fo:background-color="#000000"/>
    </style:style>
    <style:style style:name="Plus" style:family="table-cell" style:parent-style-name="Default">
      <style:table-cell-properties fo:background-color="#00ff00"/>
    </style:style>
    <style:style style:name="Minus" style:family="table-cell" style:parent-style-name="Default">
      <style:table-cell-properties fo:background-color="#ff0000"/>
    </style:style>
  </office:styles>
  <office:automatic-styles>
    <style:page-layout style:name="Mpm1">
      <style:page-layout-properties fo:page-width="11in" fo:page-height="8.5in" style:num-format="1" style:print-orientation="landscape" fo:margin-top="0.75in" fo:margin-bottom="0.75in" fo:margin-left="0.5in" fo:margin-right="0.5in" style:shadow="none" fo:background-color="transparent" style:scale-to-pages="1" style:table-centering="both"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5in"/>
    </style:style>
    <style:style style:name="co2" style:family="table-column">
      <style:table-column-properties fo:break-before="auto" style:column-width="0.448in"/>
    </style:style>
    <style:style style:name="co3" style:family="table-column">
      <style:table-column-properties fo:break-before="auto" style:column-width="0.4972in"/>
    </style:style>
    <style:style style:name="co4" style:family="table-column">
      <style:table-column-properties fo:break-before="auto" style:column-width="0.5457in"/>
    </style:style>
    <style:style style:name="co5" style:family="table-column">
      <style:table-column-properties fo:break-before="auto" style:column-width="0.8717in"/>
    </style:style>
    <style:style style:name="co6" style:family="table-column">
      <style:table-column-properties fo:break-before="auto" style:column-width="0.4957in"/>
    </style:style>
    <style:style style:name="co7" style:family="table-column">
      <style:table-column-properties fo:break-before="auto" style:column-width="0.889in"/>
    </style:style>
    <style:style style:name="ro1" style:family="table-row">
      <style:table-row-properties style:row-height="0.1874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1957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26"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text-position="" style:font-name="Liberation Sans"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7" style:family="table-cell" style:parent-style-name="Default" style:data-style-name="N0">
      <style:table-cell-properties style:glyph-orientation-vertical="0" fo:background-color="#000000" style:diagonal-bl-tr="none" style:diagonal-tl-br="none" style:text-align-source="value-type" style:repeat-content="false" fo:wrap-option="no-wrap" fo:border="2.4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10">
      <style:table-cell-properties style:glyph-orientation-vertical="0" fo:background-color="#ffffff" style:diagonal-bl-tr="none" style:diagonal-tl-br="none" style:text-align-source="fix" style:repeat-content="false" fo:wrap-option="no-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text-position=""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Liberation Sans"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 style:family="table-cell" style:parent-style-name="Default" style:data-style-name="N0">
      <style:table-cell-properties style:glyph-orientation-vertical="0" fo:background-color="#000000" style:diagonal-bl-tr="none" style:diagonal-tl-br="none" style:text-align-source="value-type" style:repeat-content="false" fo:wrap-option="no-wrap" fo:border="2.4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an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99pt solid #000000" style:vertical-align="top"/>
      <style:paragraph-properties fo:text-align="end"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
      <style:table-cell-properties style:glyph-orientation-vertical="0" fo:background-color="#ffffff" style:diagonal-bl-tr="none" style:diagonal-tl-br="none" style:text-align-source="fix" style:repeat-content="false" fo:wrap-option="no-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
      <style:table-cell-properties style:glyph-orientation-vertical="0" fo:border-bottom="0.9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top"/>
      <style:paragraph-properties fo:text-align="center" fo:margin-left="0in" style:writing-mode="page"/>
      <style:text-properties fo:color="#000000" style:text-outline="false" style:text-line-through-styl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null-date table:date-value="1904-01-01"/>
      </table:calculation-settings>
      <table:table table:name="Race Data"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8" office:value-type="string" table:number-columns-spanned="7" table:number-rows-spanned="1">
            <text:p>Race Stat Growth Summary</text:p>
          </table:table-cell>
          <table:covered-table-cell table:number-columns-repeated="6" table:style-name="ce18"/>
        </table:table-row>
        <table:table-row table:style-name="ro1">
          <table:table-cell table:style-name="ce19"/>
          <table:table-cell table:style-name="ce23" office:value-type="string">
            <text:p>Strength</text:p>
          </table:table-cell>
          <table:table-cell table:style-name="ce44" office:value-type="string">
            <text:p>Block</text:p>
          </table:table-cell>
          <table:table-cell table:style-name="ce44" office:value-type="string">
            <text:p>Agility</text:p>
          </table:table-cell>
          <table:table-cell table:style-name="ce44" office:value-type="string">
            <text:p>Vitality</text:p>
          </table:table-cell>
          <table:table-cell table:style-name="ce44" office:value-type="string">
            <text:p>Intelligence</text:p>
          </table:table-cell>
          <table:table-cell table:style-name="ce48" office:value-type="string">
            <text:p>Luck</text:p>
          </table:table-cell>
        </table:table-row>
        <table:table-row table:style-name="ro2">
          <table:table-cell table:style-name="ce20" office:value-type="string">
            <text:p>Cyborg</text:p>
          </table:table-cell>
          <table:table-cell table:style-name="ce24" office:value-type="percentage" office:value="1.25">
            <text:p>125%</text:p>
          </table:table-cell>
          <table:table-cell table:style-name="ce45" office:value-type="percentage" office:value="1.25">
            <text:p>125%</text:p>
          </table:table-cell>
          <table:table-cell table:number-columns-repeated="2" table:style-name="ce45" office:value-type="percentage" office:value="1">
            <text:p>100%</text:p>
          </table:table-cell>
          <table:table-cell table:style-name="ce45" office:value-type="percentage" office:value="0.83">
            <text:p>83%</text:p>
          </table:table-cell>
          <table:table-cell table:style-name="ce49" office:value-type="percentage" office:value="0.83">
            <text:p>83%</text:p>
          </table:table-cell>
        </table:table-row>
        <table:table-row table:style-name="ro2">
          <table:table-cell table:style-name="ce21" office:value-type="string">
            <text:p>Demon</text:p>
          </table:table-cell>
          <table:table-cell table:style-name="ce25" office:value-type="percentage" office:value="1">
            <text:p>100%</text:p>
          </table:table-cell>
          <table:table-cell table:style-name="ce46" office:value-type="percentage" office:value="0.83">
            <text:p>83%</text:p>
          </table:table-cell>
          <table:table-cell table:number-columns-repeated="3" table:style-name="ce46" office:value-type="percentage" office:value="1.25">
            <text:p>125%</text:p>
          </table:table-cell>
          <table:table-cell table:style-name="ce50" office:value-type="percentage" office:value="0.75">
            <text:p>75%</text:p>
          </table:table-cell>
        </table:table-row>
        <table:table-row table:style-name="ro2">
          <table:table-cell table:style-name="ce21" office:value-type="string">
            <text:p>Dwarf</text:p>
          </table:table-cell>
          <table:table-cell table:style-name="ce25" office:value-type="percentage" office:value="1.5">
            <text:p>150%</text:p>
          </table:table-cell>
          <table:table-cell table:style-name="ce46" office:value-type="percentage" office:value="1">
            <text:p>100%</text:p>
          </table:table-cell>
          <table:table-cell table:style-name="ce46" office:value-type="percentage" office:value="0.83">
            <text:p>83%</text:p>
          </table:table-cell>
          <table:table-cell table:style-name="ce46" office:value-type="percentage" office:value="1">
            <text:p>100%</text:p>
          </table:table-cell>
          <table:table-cell table:style-name="ce46" office:value-type="percentage" office:value="0.83">
            <text:p>83%</text:p>
          </table:table-cell>
          <table:table-cell table:style-name="ce50" office:value-type="percentage" office:value="1">
            <text:p>100%</text:p>
          </table:table-cell>
        </table:table-row>
        <table:table-row table:style-name="ro2">
          <table:table-cell table:style-name="ce21" office:value-type="string">
            <text:p>Eagle</text:p>
          </table:table-cell>
          <table:table-cell table:style-name="ce25" office:value-type="percentage" office:value="1.5">
            <text:p>150%</text:p>
          </table:table-cell>
          <table:table-cell table:style-name="ce46" office:value-type="percentage" office:value="0.75">
            <text:p>75%</text:p>
          </table:table-cell>
          <table:table-cell table:style-name="ce46" office:value-type="percentage" office:value="1.5">
            <text:p>150%</text:p>
          </table:table-cell>
          <table:table-cell table:style-name="ce46" office:value-type="percentage" office:value="0.75">
            <text:p>75%</text:p>
          </table:table-cell>
          <table:table-cell table:style-name="ce46" office:value-type="percentage" office:value="1">
            <text:p>100%</text:p>
          </table:table-cell>
          <table:table-cell table:style-name="ce50" office:value-type="percentage" office:value="1">
            <text:p>100%</text:p>
          </table:table-cell>
        </table:table-row>
        <table:table-row table:style-name="ro2">
          <table:table-cell table:style-name="ce21" office:value-type="string">
            <text:p>Elf</text:p>
          </table:table-cell>
          <table:table-cell table:style-name="ce25" office:value-type="percentage" office:value="0.83">
            <text:p>83%</text:p>
          </table:table-cell>
          <table:table-cell table:style-name="ce46" office:value-type="percentage" office:value="0.83">
            <text:p>83%</text:p>
          </table:table-cell>
          <table:table-cell table:number-columns-repeated="2" table:style-name="ce46" office:value-type="percentage" office:value="1.5">
            <text:p>150%</text:p>
          </table:table-cell>
          <table:table-cell table:style-name="ce46" office:value-type="percentage" office:value="0.83">
            <text:p>83%</text:p>
          </table:table-cell>
          <table:table-cell table:style-name="ce50" office:value-type="percentage" office:value="0.83">
            <text:p>83%</text:p>
          </table:table-cell>
        </table:table-row>
        <table:table-row table:style-name="ro2">
          <table:table-cell table:style-name="ce21" office:value-type="string">
            <text:p>Ghost</text:p>
          </table:table-cell>
          <table:table-cell table:style-name="ce25" office:value-type="percentage" office:value="1">
            <text:p>100%</text:p>
          </table:table-cell>
          <table:table-cell table:style-name="ce46" office:value-type="percentage" office:value="1">
            <text:p>100%</text:p>
          </table:table-cell>
          <table:table-cell table:style-name="ce46" office:value-type="percentage" office:value="0.75">
            <text:p>75%</text:p>
          </table:table-cell>
          <table:table-cell table:number-columns-repeated="2" table:style-name="ce46" office:value-type="percentage" office:value="1.5">
            <text:p>150%</text:p>
          </table:table-cell>
          <table:table-cell table:style-name="ce50" office:value-type="percentage" office:value="0.75">
            <text:p>75%</text:p>
          </table:table-cell>
        </table:table-row>
        <table:table-row table:style-name="ro2">
          <table:table-cell table:style-name="ce21" office:value-type="string">
            <text:p>Gnome</text:p>
          </table:table-cell>
          <table:table-cell table:style-name="ce25" office:value-type="percentage" office:value="0.83">
            <text:p>83%</text:p>
          </table:table-cell>
          <table:table-cell table:style-name="ce46" office:value-type="percentage" office:value="0.83">
            <text:p>83%</text:p>
          </table:table-cell>
          <table:table-cell table:style-name="ce46" office:value-type="percentage" office:value="1">
            <text:p>100%</text:p>
          </table:table-cell>
          <table:table-cell table:number-columns-repeated="2" table:style-name="ce46" office:value-type="percentage" office:value="1.25">
            <text:p>125%</text:p>
          </table:table-cell>
          <table:table-cell table:style-name="ce50" office:value-type="percentage" office:value="1">
            <text:p>100%</text:p>
          </table:table-cell>
        </table:table-row>
        <table:table-row table:style-name="ro2">
          <table:table-cell table:style-name="ce21" office:value-type="string">
            <text:p>Goblin</text:p>
          </table:table-cell>
          <table:table-cell table:style-name="ce25" office:value-type="percentage" office:value="1.5">
            <text:p>150%</text:p>
          </table:table-cell>
          <table:table-cell table:style-name="ce46" office:value-type="percentage" office:value="1.25">
            <text:p>125%</text:p>
          </table:table-cell>
          <table:table-cell table:number-columns-repeated="2" table:style-name="ce46" office:value-type="percentage" office:value="1">
            <text:p>100%</text:p>
          </table:table-cell>
          <table:table-cell table:style-name="ce46" office:value-type="percentage" office:value="0.83">
            <text:p>83%</text:p>
          </table:table-cell>
          <table:table-cell table:style-name="ce50" office:value-type="percentage" office:value="0.75">
            <text:p>75%</text:p>
          </table:table-cell>
        </table:table-row>
        <table:table-row table:style-name="ro2">
          <table:table-cell table:style-name="ce21" office:value-type="string">
            <text:p>Human</text:p>
          </table:table-cell>
          <table:table-cell table:style-name="ce25" office:value-type="percentage" office:value="1">
            <text:p>100%</text:p>
          </table:table-cell>
          <table:table-cell table:number-columns-repeated="4" table:style-name="ce46" office:value-type="percentage" office:value="1">
            <text:p>100%</text:p>
          </table:table-cell>
          <table:table-cell table:style-name="ce50" office:value-type="percentage" office:value="1">
            <text:p>100%</text:p>
          </table:table-cell>
        </table:table-row>
        <table:table-row table:style-name="ro2">
          <table:table-cell table:style-name="ce21" office:value-type="string">
            <text:p>Lizard</text:p>
          </table:table-cell>
          <table:table-cell table:style-name="ce25" office:value-type="percentage" office:value="0.75">
            <text:p>75%</text:p>
          </table:table-cell>
          <table:table-cell table:style-name="ce46" office:value-type="percentage" office:value="0.75">
            <text:p>75%</text:p>
          </table:table-cell>
          <table:table-cell table:style-name="ce46" office:value-type="percentage" office:value="1.5">
            <text:p>150%</text:p>
          </table:table-cell>
          <table:table-cell table:number-columns-repeated="2" table:style-name="ce46" office:value-type="percentage" office:value="1">
            <text:p>100%</text:p>
          </table:table-cell>
          <table:table-cell table:style-name="ce50" office:value-type="percentage" office:value="1.5">
            <text:p>150%</text:p>
          </table:table-cell>
        </table:table-row>
        <table:table-row table:style-name="ro2">
          <table:table-cell table:style-name="ce21" office:value-type="string">
            <text:p>Mush</text:p>
          </table:table-cell>
          <table:table-cell table:style-name="ce25" office:value-type="percentage" office:value="0.83">
            <text:p>83%</text:p>
          </table:table-cell>
          <table:table-cell table:number-columns-repeated="2" table:style-name="ce46" office:value-type="percentage" office:value="0.83">
            <text:p>83%</text:p>
          </table:table-cell>
          <table:table-cell table:style-name="ce46" office:value-type="percentage" office:value="1.5">
            <text:p>150%</text:p>
          </table:table-cell>
          <table:table-cell table:style-name="ce46" office:value-type="percentage" office:value="0.83">
            <text:p>83%</text:p>
          </table:table-cell>
          <table:table-cell table:style-name="ce50" office:value-type="percentage" office:value="1.5">
            <text:p>150%</text:p>
          </table:table-cell>
        </table:table-row>
        <table:table-row table:style-name="ro2">
          <table:table-cell table:style-name="ce21" office:value-type="string">
            <text:p>Orc</text:p>
          </table:table-cell>
          <table:table-cell table:style-name="ce25" office:value-type="percentage" office:value="1.25">
            <text:p>125%</text:p>
          </table:table-cell>
          <table:table-cell table:style-name="ce46" office:value-type="percentage" office:value="1.5">
            <text:p>150%</text:p>
          </table:table-cell>
          <table:table-cell table:number-columns-repeated="2" table:style-name="ce46" office:value-type="percentage" office:value="1">
            <text:p>100%</text:p>
          </table:table-cell>
          <table:table-cell table:style-name="ce46" office:value-type="percentage" office:value="0.75">
            <text:p>75%</text:p>
          </table:table-cell>
          <table:table-cell table:style-name="ce50" office:value-type="percentage" office:value="0.83">
            <text:p>83%</text:p>
          </table:table-cell>
        </table:table-row>
        <table:table-row table:style-name="ro2">
          <table:table-cell table:style-name="ce21" office:value-type="string">
            <text:p>Penguin</text:p>
          </table:table-cell>
          <table:table-cell table:style-name="ce25" office:value-type="percentage" office:value="0.83">
            <text:p>83%</text:p>
          </table:table-cell>
          <table:table-cell table:number-columns-repeated="2" table:style-name="ce46" office:value-type="percentage" office:value="1">
            <text:p>100%</text:p>
          </table:table-cell>
          <table:table-cell table:style-name="ce46" office:value-type="percentage" office:value="0.83">
            <text:p>83%</text:p>
          </table:table-cell>
          <table:table-cell table:style-name="ce46" office:value-type="percentage" office:value="1.5">
            <text:p>150%</text:p>
          </table:table-cell>
          <table:table-cell table:style-name="ce50" office:value-type="percentage" office:value="1">
            <text:p>100%</text:p>
          </table:table-cell>
        </table:table-row>
        <table:table-row table:style-name="ro2">
          <table:table-cell table:style-name="ce21" office:value-type="string">
            <text:p>Pixie</text:p>
          </table:table-cell>
          <table:table-cell table:style-name="ce25" office:value-type="percentage" office:value="0.83">
            <text:p>83%</text:p>
          </table:table-cell>
          <table:table-cell table:style-name="ce46" office:value-type="percentage" office:value="0.83">
            <text:p>83%</text:p>
          </table:table-cell>
          <table:table-cell table:style-name="ce46" office:value-type="percentage" office:value="1.25">
            <text:p>125%</text:p>
          </table:table-cell>
          <table:table-cell table:style-name="ce46" office:value-type="percentage" office:value="0.83">
            <text:p>83%</text:p>
          </table:table-cell>
          <table:table-cell table:style-name="ce46" office:value-type="percentage" office:value="1.5">
            <text:p>150%</text:p>
          </table:table-cell>
          <table:table-cell table:style-name="ce50" office:value-type="percentage" office:value="1">
            <text:p>100%</text:p>
          </table:table-cell>
        </table:table-row>
        <table:table-row table:style-name="ro2">
          <table:table-cell table:style-name="ce21" office:value-type="string">
            <text:p>Robot</text:p>
          </table:table-cell>
          <table:table-cell table:style-name="ce25" office:value-type="percentage" office:value="1.5">
            <text:p>150%</text:p>
          </table:table-cell>
          <table:table-cell table:style-name="ce46" office:value-type="percentage" office:value="1.5">
            <text:p>150%</text:p>
          </table:table-cell>
          <table:table-cell table:number-columns-repeated="2" table:style-name="ce46" office:value-type="percentage" office:value="1">
            <text:p>100%</text:p>
          </table:table-cell>
          <table:table-cell table:style-name="ce46" office:value-type="percentage" office:value="0.75">
            <text:p>75%</text:p>
          </table:table-cell>
          <table:table-cell table:style-name="ce50" office:value-type="percentage" office:value="0.75">
            <text:p>75%</text:p>
          </table:table-cell>
        </table:table-row>
        <table:table-row table:style-name="ro2">
          <table:table-cell table:style-name="ce21" office:value-type="string">
            <text:p>Shade</text:p>
          </table:table-cell>
          <table:table-cell table:style-name="ce25" office:value-type="percentage" office:value="1">
            <text:p>100%</text:p>
          </table:table-cell>
          <table:table-cell table:style-name="ce46" office:value-type="percentage" office:value="1.25">
            <text:p>125%</text:p>
          </table:table-cell>
          <table:table-cell table:style-name="ce46" office:value-type="percentage" office:value="1">
            <text:p>100%</text:p>
          </table:table-cell>
          <table:table-cell table:style-name="ce46" office:value-type="percentage" office:value="0.75">
            <text:p>75%</text:p>
          </table:table-cell>
          <table:table-cell table:style-name="ce46" office:value-type="percentage" office:value="1">
            <text:p>100%</text:p>
          </table:table-cell>
          <table:table-cell table:style-name="ce50" office:value-type="percentage" office:value="1.25">
            <text:p>125%</text:p>
          </table:table-cell>
        </table:table-row>
        <table:table-row table:style-name="ro2">
          <table:table-cell table:style-name="ce21" office:value-type="string">
            <text:p>Slime</text:p>
          </table:table-cell>
          <table:table-cell table:style-name="ce25" office:value-type="percentage" office:value="1.25">
            <text:p>125%</text:p>
          </table:table-cell>
          <table:table-cell table:number-columns-repeated="2" table:style-name="ce46" office:value-type="percentage" office:value="1.25">
            <text:p>125%</text:p>
          </table:table-cell>
          <table:table-cell table:style-name="ce46" office:value-type="percentage" office:value="0.75">
            <text:p>75%</text:p>
          </table:table-cell>
          <table:table-cell table:style-name="ce46" office:value-type="percentage" office:value="1.25">
            <text:p>125%</text:p>
          </table:table-cell>
          <table:table-cell table:style-name="ce50" office:value-type="percentage" office:value="0.75">
            <text:p>75%</text:p>
          </table:table-cell>
        </table:table-row>
        <table:table-row table:style-name="ro2">
          <table:table-cell table:style-name="ce21" office:value-type="string">
            <text:p>Troll</text:p>
          </table:table-cell>
          <table:table-cell table:style-name="ce25" office:value-type="percentage" office:value="1">
            <text:p>100%</text:p>
          </table:table-cell>
          <table:table-cell table:style-name="ce46" office:value-type="percentage" office:value="1">
            <text:p>100%</text:p>
          </table:table-cell>
          <table:table-cell table:style-name="ce46" office:value-type="percentage" office:value="0.83">
            <text:p>83%</text:p>
          </table:table-cell>
          <table:table-cell table:style-name="ce46" office:value-type="percentage" office:value="1.5">
            <text:p>150%</text:p>
          </table:table-cell>
          <table:table-cell table:style-name="ce46" office:value-type="percentage" office:value="0.75">
            <text:p>75%</text:p>
          </table:table-cell>
          <table:table-cell table:style-name="ce50" office:value-type="percentage" office:value="1.25">
            <text:p>125%</text:p>
          </table:table-cell>
        </table:table-row>
        <table:table-row table:style-name="ro2">
          <table:table-cell table:style-name="ce21" office:value-type="string">
            <text:p>Turtle</text:p>
          </table:table-cell>
          <table:table-cell table:style-name="ce25" office:value-type="percentage" office:value="0.75">
            <text:p>75%</text:p>
          </table:table-cell>
          <table:table-cell table:style-name="ce46" office:value-type="percentage" office:value="1.5">
            <text:p>150%</text:p>
          </table:table-cell>
          <table:table-cell table:style-name="ce46" office:value-type="percentage" office:value="0.75">
            <text:p>75%</text:p>
          </table:table-cell>
          <table:table-cell table:number-columns-repeated="2" table:style-name="ce46" office:value-type="percentage" office:value="1">
            <text:p>100%</text:p>
          </table:table-cell>
          <table:table-cell table:style-name="ce50" office:value-type="percentage" office:value="1.5">
            <text:p>150%</text:p>
          </table:table-cell>
        </table:table-row>
        <table:table-row table:style-name="ro1">
          <table:table-cell table:style-name="ce22" office:value-type="string">
            <text:p>Wolf</text:p>
          </table:table-cell>
          <table:table-cell table:style-name="ce43" office:value-type="percentage" office:value="1">
            <text:p>100%</text:p>
          </table:table-cell>
          <table:table-cell table:style-name="ce47" office:value-type="percentage" office:value="0.83">
            <text:p>83%</text:p>
          </table:table-cell>
          <table:table-cell table:style-name="ce47" office:value-type="percentage" office:value="1.25">
            <text:p>125%</text:p>
          </table:table-cell>
          <table:table-cell table:style-name="ce47" office:value-type="percentage" office:value="1">
            <text:p>100%</text:p>
          </table:table-cell>
          <table:table-cell table:style-name="ce47" office:value-type="percentage" office:value="1.25">
            <text:p>125%</text:p>
          </table:table-cell>
          <table:table-cell table:style-name="ce51" office:value-type="percentage" office:value="0.83">
            <text:p>83%</text:p>
          </table:table-cell>
        </table:table-row>
        <table:table-row table:style-name="ro3" table:number-rows-repeated="1048553">
          <table:table-cell table:number-columns-repeated="7"/>
        </table:table-row>
        <table:table-row table:style-name="ro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vertical-align="top"/>
      <style:text-properties fo:color="#000000" style:font-name="Helvetica Neue"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